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1.96cm"/>
    </style:style>
    <style:style style:name="ro1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014" table:default-cell-style-name="ce2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Asian AUC</text:p>
          </table:table-cell>
          <table:table-cell table:style-name="ce1" office:value-type="string" calcext:value-type="string">
            <text:p>Black AUC</text:p>
          </table:table-cell>
          <table:table-cell table:style-name="ce1" office:value-type="string" calcext:value-type="string">
            <text:p>White AUC</text:p>
          </table:table-cell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2" table:style-name="ce1" office:value-type="string" calcext:value-type="string">
            <text:p>INT8 QUANTIZE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Asian AUC</text:p>
          </table:table-cell>
          <table:table-cell table:style-name="ce1" office:value-type="string" calcext:value-type="string">
            <text:p>Black AUC</text:p>
          </table:table-cell>
          <table:table-cell table:style-name="ce1" office:value-type="string" calcext:value-type="string">
            <text:p>White AUC</text:p>
          </table:table-cell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2" table:style-name="ce1" office:value-type="string" calcext:value-type="string">
            <text:p>INT4 QUANTIZE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Asian AUC</text:p>
          </table:table-cell>
          <table:table-cell table:style-name="ce1" office:value-type="string" calcext:value-type="string">
            <text:p>Black AUC</text:p>
          </table:table-cell>
          <table:table-cell table:style-name="ce1" office:value-type="string" calcext:value-type="string">
            <text:p>White AUC</text:p>
          </table:table-cell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2" table:style-name="ce1" office:value-type="string" calcext:value-type="string">
            <text:p>INT4 QUANTIZE QAT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Asian AUC</text:p>
          </table:table-cell>
          <table:table-cell table:style-name="ce1" office:value-type="string" calcext:value-type="string">
            <text:p>Black AUC</text:p>
          </table:table-cell>
          <table:table-cell table:style-name="ce1" office:value-type="string" calcext:value-type="string">
            <text:p>White AUC</text:p>
          </table:table-cell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2" table:style-name="ce1" office:value-type="string" calcext:value-type="string">
            <text:p>INT2 QUANTIZE QAT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Asian AUC</text:p>
          </table:table-cell>
          <table:table-cell table:style-name="ce1" office:value-type="string" calcext:value-type="string">
            <text:p>Black AUC</text:p>
          </table:table-cell>
          <table:table-cell table:style-name="ce1" office:value-type="string" calcext:value-type="string">
            <text:p>White AUC</text:p>
          </table:table-cell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FIN RACE HF BEST 1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7859" calcext:value-type="float">
            <text:p>0.7859</text:p>
          </table:table-cell>
          <table:table-cell office:value-type="float" office:value="0.842" calcext:value-type="float">
            <text:p>0.842</text:p>
          </table:table-cell>
          <table:table-cell office:value-type="float" office:value="0.8511" calcext:value-type="float">
            <text:p>0.8511</text:p>
          </table:table-cell>
          <table:table-cell office:value-type="float" office:value="0.799" calcext:value-type="float">
            <text:p>0.799</text:p>
          </table:table-cell>
          <table:table-cell office:value-type="float" office:value="0.8614" calcext:value-type="float">
            <text:p>0.8614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212" calcext:value-type="float">
            <text:p>0.212</text:p>
          </table:table-cell>
          <table:table-cell/>
          <table:table-cell table:style-name="Default"/>
          <table:table-cell office:value-type="float" office:value="0.7029" calcext:value-type="float">
            <text:p>0.7029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7871" calcext:value-type="float">
            <text:p>0.7871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17" calcext:value-type="float">
            <text:p>0.8517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2531" calcext:value-type="float">
            <text:p>0.2531</text:p>
          </table:table-cell>
          <table:table-cell table:number-columns-repeated="2"/>
          <table:table-cell office:value-type="float" office:value="0.4615" calcext:value-type="float">
            <text:p>0.4615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598" calcext:value-type="float">
            <text:p>0.598</text:p>
          </table:table-cell>
          <table:table-cell office:value-type="float" office:value="0.6263" calcext:value-type="float">
            <text:p>0.6263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6124" calcext:value-type="float">
            <text:p>0.6124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91" calcext:value-type="float">
            <text:p>0.0091</text:p>
          </table:table-cell>
          <table:table-cell table:number-columns-repeated="2"/>
          <table:table-cell office:value-type="float" office:value="0.6788" calcext:value-type="float">
            <text:p>0.6788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763" calcext:value-type="float">
            <text:p>0.763</text:p>
          </table:table-cell>
          <table:table-cell office:value-type="float" office:value="0.8198" calcext:value-type="float">
            <text:p>0.8198</text:p>
          </table:table-cell>
          <table:table-cell office:value-type="float" office:value="0.848" calcext:value-type="float">
            <text:p>0.848</text:p>
          </table:table-cell>
          <table:table-cell office:value-type="float" office:value="0.7791" calcext:value-type="float">
            <text:p>0.7791</text:p>
          </table:table-cell>
          <table:table-cell office:value-type="float" office:value="0.8252" calcext:value-type="float">
            <text:p>0.8252</text:p>
          </table:table-cell>
          <table:table-cell office:value-type="float" office:value="0.09" calcext:value-type="float">
            <text:p>0.09</text:p>
          </table:table-cell>
          <table:table-cell office:value-type="float" office:value="0.0916" calcext:value-type="float">
            <text:p>0.0916</text:p>
          </table:table-cell>
          <table:table-cell table:number-columns-repeated="2"/>
          <table:table-cell office:value-type="float" office:value="0.6952" calcext:value-type="float">
            <text:p>0.6952</text:p>
          </table:table-cell>
          <table:table-cell office:value-type="float" office:value="0.7478" calcext:value-type="float">
            <text:p>0.7478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8652" calcext:value-type="float">
            <text:p>0.8652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2133" calcext:value-type="float">
            <text:p>0.2133</text:p>
          </table:table-cell>
          <table:table-cell office:value-type="float" office:value="0.2639" calcext:value-type="float">
            <text:p>0.2639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FIN RACE HF BEST 2</text:p>
          </table:table-cell>
          <table:table-cell office:value-type="float" office:value="0.6939" calcext:value-type="float">
            <text:p>0.6939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19" calcext:value-type="float">
            <text:p>0.19</text:p>
          </table:table-cell>
          <table:table-cell office:value-type="float" office:value="0.2167" calcext:value-type="float">
            <text:p>0.2167</text:p>
          </table:table-cell>
          <table:table-cell/>
          <table:table-cell table:style-name="Default"/>
          <table:table-cell office:value-type="float" office:value="0.7073" calcext:value-type="float">
            <text:p>0.7073</text:p>
          </table:table-cell>
          <table:table-cell office:value-type="float" office:value="0.7733" calcext:value-type="float">
            <text:p>0.7733</text:p>
          </table:table-cell>
          <table:table-cell office:value-type="float" office:value="0.759" calcext:value-type="float">
            <text:p>0.759</text:p>
          </table:table-cell>
          <table:table-cell office:value-type="float" office:value="0.8393" calcext:value-type="float">
            <text:p>0.8393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222" calcext:value-type="float">
            <text:p>0.222</text:p>
          </table:table-cell>
          <table:table-cell table:number-columns-repeated="2"/>
          <table:table-cell office:value-type="float" office:value="0.4605" calcext:value-type="float">
            <text:p>0.4605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5186" calcext:value-type="float">
            <text:p>0.5186</text:p>
          </table:table-cell>
          <table:table-cell office:value-type="float" office:value="0.6172" calcext:value-type="float">
            <text:p>0.6172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6519" calcext:value-type="float">
            <text:p>0.65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0.7278" calcext:value-type="float">
            <text:p>0.7278</text:p>
          </table:table-cell>
          <table:table-cell office:value-type="float" office:value="0.7452" calcext:value-type="float">
            <text:p>0.7452</text:p>
          </table:table-cell>
          <table:table-cell office:value-type="float" office:value="0.8038" calcext:value-type="float">
            <text:p>0.8038</text:p>
          </table:table-cell>
          <table:table-cell office:value-type="float" office:value="0.8285" calcext:value-type="float">
            <text:p>0.8285</text:p>
          </table:table-cell>
          <table:table-cell office:value-type="float" office:value="0.76" calcext:value-type="float">
            <text:p>0.76</text:p>
          </table:table-cell>
          <table:table-cell office:value-type="float" office:value="0.8141" calcext:value-type="float">
            <text:p>0.8141</text:p>
          </table:table-cell>
          <table:table-cell office:value-type="float" office:value="0.13" calcext:value-type="float">
            <text:p>0.13</text:p>
          </table:table-cell>
          <table:table-cell office:value-type="float" office:value="0.1805" calcext:value-type="float">
            <text:p>0.1805</text:p>
          </table:table-cell>
          <table:table-cell table:number-columns-repeated="2"/>
          <table:table-cell office:value-type="float" office:value="0.6741" calcext:value-type="float">
            <text:p>0.6741</text:p>
          </table:table-cell>
          <table:table-cell office:value-type="float" office:value="0.71" calcext:value-type="float">
            <text:p>0.71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838" calcext:value-type="float">
            <text:p>0.838</text:p>
          </table:table-cell>
          <table:table-cell office:value-type="float" office:value="0.753" calcext:value-type="float">
            <text:p>0.753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2646" calcext:value-type="float">
            <text:p>0.2646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FIN RACE HF BEST 3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7815" calcext:value-type="float">
            <text:p>0.7815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14" calcext:value-type="float">
            <text:p>0.14</text:p>
          </table:table-cell>
          <table:table-cell office:value-type="float" office:value="0.1563" calcext:value-type="float">
            <text:p>0.1563</text:p>
          </table:table-cell>
          <table:table-cell/>
          <table:table-cell table:style-name="Default"/>
          <table:table-cell office:value-type="float" office:value="0.7112" calcext:value-type="float">
            <text:p>0.7112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008" calcext:value-type="float">
            <text:p>0.8008</text:p>
          </table:table-cell>
          <table:table-cell office:value-type="float" office:value="0.8262" calcext:value-type="float">
            <text:p>0.8262</text:p>
          </table:table-cell>
          <table:table-cell office:value-type="float" office:value="0.13" calcext:value-type="float">
            <text:p>0.13</text:p>
          </table:table-cell>
          <table:table-cell office:value-type="float" office:value="0.1387" calcext:value-type="float">
            <text:p>0.1387</text:p>
          </table:table-cell>
          <table:table-cell table:number-columns-repeated="2"/>
          <table:table-cell office:value-type="float" office:value="0.4605" calcext:value-type="float">
            <text:p>0.4605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6331" calcext:value-type="float">
            <text:p>0.6331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6235" calcext:value-type="float">
            <text:p>0.62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686" calcext:value-type="float">
            <text:p>0.686</text:p>
          </table:table-cell>
          <table:table-cell office:value-type="float" office:value="0.75" calcext:value-type="float">
            <text:p>0.75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7586" calcext:value-type="float">
            <text:p>0.7586</text:p>
          </table:table-cell>
          <table:table-cell office:value-type="float" office:value="0.801" calcext:value-type="float">
            <text:p>0.801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2505" calcext:value-type="float">
            <text:p>0.2505</text:p>
          </table:table-cell>
          <table:table-cell table:number-columns-repeated="2"/>
          <table:table-cell office:value-type="float" office:value="0.5891" calcext:value-type="float">
            <text:p>0.5891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7557" calcext:value-type="float">
            <text:p>0.7557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7764" calcext:value-type="float">
            <text:p>0.7764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09" calcext:value-type="float">
            <text:p>0.09</text:p>
          </table:table-cell>
          <table:table-cell office:value-type="float" office:value="0.1245" calcext:value-type="float">
            <text:p>0.124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FIN RACE HF BEST 4</text:p>
          </table:table-cell>
          <table:table-cell office:value-type="float" office:value="0.6804" calcext:value-type="float">
            <text:p>0.6804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8426" calcext:value-type="float">
            <text:p>0.8426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8122" calcext:value-type="float">
            <text:p>0.8122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1332" calcext:value-type="float">
            <text:p>0.1332</text:p>
          </table:table-cell>
          <table:table-cell table:style-name="Default" table:number-columns-repeated="2"/>
          <table:table-cell table:style-name="Default" office:value-type="float" office:value="0.6834" calcext:value-type="float">
            <text:p>0.6834</text:p>
          </table:table-cell>
          <table:table-cell table:style-name="Default" office:value-type="float" office:value="0.7578" calcext:value-type="float">
            <text:p>0.7578</text:p>
          </table:table-cell>
          <table:table-cell table:style-name="Default" office:value-type="float" office:value="0.8119" calcext:value-type="float">
            <text:p>0.8119</text:p>
          </table:table-cell>
          <table:table-cell table:style-name="Default" office:value-type="float" office:value="0.8417" calcext:value-type="float">
            <text:p>0.8417</text:p>
          </table:table-cell>
          <table:table-cell table:style-name="Default" office:value-type="float" office:value="0.8424" calcext:value-type="float">
            <text:p>0.8424</text:p>
          </table:table-cell>
          <table:table-cell table:style-name="Default" office:value-type="float" office:value="0.8147" calcext:value-type="float">
            <text:p>0.8147</text:p>
          </table:table-cell>
          <table:table-cell table:style-name="Default" office:value-type="float" office:value="0.8508" calcext:value-type="float">
            <text:p>0.8508</text:p>
          </table:table-cell>
          <table:table-cell table:style-name="Default" office:value-type="float" office:value="0.1067" calcext:value-type="float">
            <text:p>0.1067</text:p>
          </table:table-cell>
          <table:table-cell office:value-type="float" office:value="0.1082" calcext:value-type="float">
            <text:p>0.1082</text:p>
          </table:table-cell>
          <table:table-cell table:number-columns-repeated="2"/>
          <table:table-cell office:value-type="float" office:value="0.5364" calcext:value-type="float">
            <text:p>0.5364</text:p>
          </table:table-cell>
          <table:table-cell office:value-type="float" office:value="0.5889" calcext:value-type="float">
            <text:p>0.5889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6996" calcext:value-type="float">
            <text:p>0.6996</text:p>
          </table:table-cell>
          <table:table-cell office:value-type="float" office:value="0.703" calcext:value-type="float">
            <text:p>0.703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708" calcext:value-type="float">
            <text:p>0.708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2718" calcext:value-type="float">
            <text:p>0.2718</text:p>
          </table:table-cell>
          <table:table-cell table:number-columns-repeated="2"/>
          <table:table-cell office:value-type="float" office:value="0.6775" calcext:value-type="float">
            <text:p>0.6775</text:p>
          </table:table-cell>
          <table:table-cell office:value-type="float" office:value="0.7422" calcext:value-type="float">
            <text:p>0.7422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8414" calcext:value-type="float">
            <text:p>0.8414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8032" calcext:value-type="float">
            <text:p>0.8032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04" calcext:value-type="float">
            <text:p>0.04</text:p>
          </table:table-cell>
          <table:table-cell office:value-type="float" office:value="0.086" calcext:value-type="float">
            <text:p>0.086</text:p>
          </table:table-cell>
          <table:table-cell table:number-columns-repeated="2"/>
          <table:table-cell office:value-type="float" office:value="0.6657" calcext:value-type="float">
            <text:p>0.6657</text:p>
          </table:table-cell>
          <table:table-cell office:value-type="float" office:value="0.7367" calcext:value-type="float">
            <text:p>0.7367</text:p>
          </table:table-cell>
          <table:table-cell office:value-type="float" office:value="0.7392" calcext:value-type="float">
            <text:p>0.7392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7639" calcext:value-type="float">
            <text:p>0.7639</text:p>
          </table:table-cell>
          <table:table-cell office:value-type="float" office:value="0.8573" calcext:value-type="float">
            <text:p>0.8573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1172" calcext:value-type="float">
            <text:p>0.1172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FIN RACE HF BEST 5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8512" calcext:value-type="float">
            <text:p>0.8512</text:p>
          </table:table-cell>
          <table:table-cell table:style-name="Default" office:value-type="float" office:value="0.19" calcext:value-type="float">
            <text:p>0.19</text:p>
          </table:table-cell>
          <table:table-cell office:value-type="float" office:value="0.1966" calcext:value-type="float">
            <text:p>0.1966</text:p>
          </table:table-cell>
          <table:table-cell/>
          <table:table-cell table:style-name="Default"/>
          <table:table-cell office:value-type="float" office:value="0.6856" calcext:value-type="float">
            <text:p>0.6856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8527" calcext:value-type="float">
            <text:p>0.8527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24" calcext:value-type="float">
            <text:p>0.24</text:p>
          </table:table-cell>
          <table:table-cell office:value-type="float" office:value="0.2787" calcext:value-type="float">
            <text:p>0.2787</text:p>
          </table:table-cell>
          <table:table-cell table:number-columns-repeated="2"/>
          <table:table-cell office:value-type="float" office:value="0.4623" calcext:value-type="float">
            <text:p>0.4623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4993" calcext:value-type="float">
            <text:p>0.4993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02" calcext:value-type="float">
            <text:p>0.02</text:p>
          </table:table-cell>
          <table:table-cell office:value-type="float" office:value="0.0276" calcext:value-type="float">
            <text:p>0.0276</text:p>
          </table:table-cell>
          <table:table-cell table:number-columns-repeated="2"/>
          <table:table-cell office:value-type="float" office:value="0.6946" calcext:value-type="float">
            <text:p>0.6946</text:p>
          </table:table-cell>
          <table:table-cell office:value-type="float" office:value="0.7378" calcext:value-type="float">
            <text:p>0.7378</text:p>
          </table:table-cell>
          <table:table-cell office:value-type="float" office:value="0.6981" calcext:value-type="float">
            <text:p>0.6981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8389" calcext:value-type="float">
            <text:p>0.8389</text:p>
          </table:table-cell>
          <table:table-cell office:value-type="float" office:value="0.715" calcext:value-type="float">
            <text:p>0.715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2789" calcext:value-type="float">
            <text:p>0.2789</text:p>
          </table:table-cell>
          <table:table-cell table:number-columns-repeated="2"/>
          <table:table-cell office:value-type="float" office:value="0.6964" calcext:value-type="float">
            <text:p>0.6964</text:p>
          </table:table-cell>
          <table:table-cell office:value-type="float" office:value="0.7211" calcext:value-type="float">
            <text:p>0.7211</text:p>
          </table:table-cell>
          <table:table-cell office:value-type="float" office:value="0.7588" calcext:value-type="float">
            <text:p>0.7588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46" calcext:value-type="float">
            <text:p>0.846</text:p>
          </table:table-cell>
          <table:table-cell office:value-type="float" office:value="0.7834" calcext:value-type="float">
            <text:p>0.7834</text:p>
          </table:table-cell>
          <table:table-cell office:value-type="float" office:value="0.86" calcext:value-type="float">
            <text:p>0.86</text:p>
          </table:table-cell>
          <table:table-cell office:value-type="float" office:value="0.1567" calcext:value-type="float">
            <text:p>0.1567</text:p>
          </table:table-cell>
          <table:table-cell office:value-type="float" office:value="0.1868" calcext:value-type="float">
            <text:p>0.1868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FIN RACE HF BEST (AVERAGE)</text:p>
          </table:table-cell>
          <table:table-cell table:style-name="ce3" table:formula="of:=TEXT(AVERAGE([.B2:.B6])*100; &quot;0.00&quot;) &amp; &quot; ± &quot; &amp; TEXT((MAX([.B2:.B6]) - MIN([.B2:.B6]))/2*100; &quot;0.00&quot;)" office:value-type="string" office:string-value="69.98 ± 1.81" calcext:value-type="string">
            <text:p>69.98 ± 1.81</text:p>
          </table:table-cell>
          <table:table-cell table:style-name="ce3" table:formula="of:=TEXT(AVERAGE([.C2:.C6])*100; &quot;0.00&quot;) &amp; &quot; ± &quot; &amp; TEXT((MAX([.C2:.C6]) - MIN([.C2:.C6]))/2*100; &quot;0.00&quot;)" office:value-type="string" office:string-value="76.38 ± 0.89" calcext:value-type="string">
            <text:p>76.38 ± 0.89</text:p>
          </table:table-cell>
          <table:table-cell table:style-name="ce3" table:formula="of:=TEXT(AVERAGE([.D2:.D6])*100; &quot;0.00&quot;) &amp; &quot; ± &quot; &amp; TEXT((MAX([.D2:.D6]) - MIN([.D2:.D6]))/2*100; &quot;0.00&quot;)" office:value-type="string" office:string-value="78.57 ± 2.42" calcext:value-type="string">
            <text:p>78.57 ± 2.42</text:p>
          </table:table-cell>
          <table:table-cell table:style-name="ce3" table:formula="of:=TEXT(AVERAGE([.E2:.E6])*100; &quot;0.00&quot;) &amp; &quot; ± &quot; &amp; TEXT((MAX([.E2:.E6]) - MIN([.E2:.E6]))/2*100; &quot;0.00&quot;)" office:value-type="string" office:string-value="84.18 ± 0.81" calcext:value-type="string">
            <text:p>84.18 ± 0.81</text:p>
          </table:table-cell>
          <table:table-cell table:style-name="ce3" table:formula="of:=TEXT(AVERAGE([.F2:.F6])*100; &quot;0.00&quot;) &amp; &quot; ± &quot; &amp; TEXT((MAX([.F2:.F6]) - MIN([.F2:.F6]))/2*100; &quot;0.00&quot;)" office:value-type="string" office:string-value="85.94 ± 1.76" calcext:value-type="string">
            <text:p>85.94 ± 1.76</text:p>
          </table:table-cell>
          <table:table-cell table:style-name="ce3" table:formula="of:=TEXT(AVERAGE([.G2:.G6])*100; &quot;0.00&quot;) &amp; &quot; ± &quot; &amp; TEXT((MAX([.G2:.G6]) - MIN([.G2:.G6]))/2*100; &quot;0.00&quot;)" office:value-type="string" office:string-value="79.77 ± 1.85" calcext:value-type="string">
            <text:p>79.77 ± 1.85</text:p>
          </table:table-cell>
          <table:table-cell table:style-name="ce3" table:formula="of:=TEXT(AVERAGE([.H2:.H6])*100; &quot;0.00&quot;) &amp; &quot; ± &quot; &amp; TEXT((MAX([.H2:.H6]) - MIN([.H2:.H6]))/2*100; &quot;0.00&quot;)" office:value-type="string" office:string-value="84.92 ± 1.55" calcext:value-type="string">
            <text:p>84.92 ± 1.55</text:p>
          </table:table-cell>
          <table:table-cell table:style-name="ce3" table:formula="of:=TEXT(AVERAGE([.I2:.I6])*100; &quot;0.00&quot;) &amp; &quot; ± &quot; &amp; TEXT((MAX([.I2:.I6]) - MIN([.I2:.I6]))/2*100; &quot;0.00&quot;)" office:value-type="string" office:string-value="16.73 ± 2.84" calcext:value-type="string">
            <text:p>16.73 ± 2.84</text:p>
          </table:table-cell>
          <table:table-cell table:style-name="ce3" table:formula="of:=TEXT(AVERAGE([.J2:.J6])*100; &quot;0.00&quot;) &amp; &quot; ± &quot; &amp; TEXT((MAX([.J2:.J6]) - MIN([.J2:.J6]))/2*100; &quot;0.00&quot;)" office:value-type="string" office:string-value="18.30 ± 4.18" calcext:value-type="string">
            <text:p>18.30 ± 4.18</text:p>
          </table:table-cell>
          <table:table-cell/>
          <table:table-cell table:style-name="Default"/>
          <table:table-cell table:style-name="ce3" table:formula="of:=TEXT(AVERAGE([.M2:.M6])*100; &quot;0.00&quot;) &amp; &quot; ± &quot; &amp; TEXT((MAX([.M2:.M6]) - MIN([.M2:.M6]))/2*100; &quot;0.00&quot;)" office:value-type="string" office:string-value="69.81 ± 1.39" calcext:value-type="string">
            <text:p>69.81 ± 1.39</text:p>
          </table:table-cell>
          <table:table-cell table:style-name="ce3" table:formula="of:=TEXT(AVERAGE([.N2:.N6])*100; &quot;0.00&quot;) &amp; &quot; ± &quot; &amp; TEXT((MAX([.N2:.N6]) - MIN([.N2:.N6]))/2*100; &quot;0.00&quot;)" office:value-type="string" office:string-value="76.40 ± 0.77" calcext:value-type="string">
            <text:p>76.40 ± 0.77</text:p>
          </table:table-cell>
          <table:table-cell table:style-name="ce3" table:formula="of:=TEXT(AVERAGE([.O2:.O6])*100; &quot;0.00&quot;) &amp; &quot; ± &quot; &amp; TEXT((MAX([.O2:.O6]) - MIN([.O2:.O6]))/2*100; &quot;0.00&quot;)" office:value-type="string" office:string-value="78.75 ± 2.65" calcext:value-type="string">
            <text:p>78.75 ± 2.65</text:p>
          </table:table-cell>
          <table:table-cell table:style-name="ce3" table:formula="of:=TEXT(AVERAGE([.P2:.P6])*100; &quot;0.00&quot;) &amp; &quot; ± &quot; &amp; TEXT((MAX([.P2:.P6]) - MIN([.P2:.P6]))/2*100; &quot;0.00&quot;)" office:value-type="string" office:string-value="84.20 ± 0.86" calcext:value-type="string">
            <text:p>84.20 ± 0.86</text:p>
          </table:table-cell>
          <table:table-cell table:style-name="ce3" table:formula="of:=TEXT(AVERAGE([.Q2:.Q6])*100; &quot;0.00&quot;) &amp; &quot; ± &quot; &amp; TEXT((MAX([.Q2:.Q6]) - MIN([.Q2:.Q6]))/2*100; &quot;0.00&quot;)" office:value-type="string" office:string-value="86.19 ± 1.87" calcext:value-type="string">
            <text:p>86.19 ± 1.87</text:p>
          </table:table-cell>
          <table:table-cell table:style-name="ce3" table:formula="of:=TEXT(AVERAGE([.R2:.R6])*100; &quot;0.00&quot;) &amp; &quot; ± &quot; &amp; TEXT((MAX([.R2:.R6]) - MIN([.R2:.R6]))/2*100; &quot;0.00&quot;)" office:value-type="string" office:string-value="80.05 ± 1.90" calcext:value-type="string">
            <text:p>80.05 ± 1.90</text:p>
          </table:table-cell>
          <table:table-cell table:style-name="ce3" table:formula="of:=TEXT(AVERAGE([.S2:.S6])*100; &quot;0.00&quot;) &amp; &quot; ± &quot; &amp; TEXT((MAX([.S2:.S6]) - MIN([.S2:.S6]))/2*100; &quot;0.00&quot;)" office:value-type="string" office:string-value="84.67 ± 1.51" calcext:value-type="string">
            <text:p>84.67 ± 1.51</text:p>
          </table:table-cell>
          <table:table-cell table:style-name="ce3" table:formula="of:=TEXT(AVERAGE([.T2:.T6])*100; &quot;0.00&quot;) &amp; &quot; ± &quot; &amp; TEXT((MAX([.T2:.T6]) - MIN([.T2:.T6]))/2*100; &quot;0.00&quot;)" office:value-type="string" office:string-value="17.53 ± 6.67" calcext:value-type="string">
            <text:p>17.53 ± 6.67</text:p>
          </table:table-cell>
          <table:table-cell table:style-name="ce3" table:formula="of:=TEXT(AVERAGE([.U2:.U6])*100; &quot;0.00&quot;) &amp; &quot; ± &quot; &amp; TEXT((MAX([.U2:.U6]) - MIN([.U2:.U6]))/2*100; &quot;0.00&quot;)" office:value-type="string" office:string-value="20.01 ± 8.53" calcext:value-type="string">
            <text:p>20.01 ± 8.53</text:p>
          </table:table-cell>
          <table:table-cell table:number-columns-repeated="2"/>
          <table:table-cell table:style-name="ce3" table:formula="of:=TEXT(AVERAGE([.X2:.X6])*100; &quot;0.00&quot;) &amp; &quot; ± &quot; &amp; TEXT((MAX([.X2:.X6]) - MIN([.X2:.X6]))/2*100; &quot;0.00&quot;)" office:value-type="string" office:string-value="47.62 ± 3.80" calcext:value-type="string">
            <text:p>47.62 ± 3.80</text:p>
          </table:table-cell>
          <table:table-cell table:style-name="ce3" table:formula="of:=TEXT(AVERAGE([.Y2:.Y6])*100; &quot;0.00&quot;) &amp; &quot; ± &quot; &amp; TEXT((MAX([.Y2:.Y6]) - MIN([.Y2:.Y6]))/2*100; &quot;0.00&quot;)" office:value-type="string" office:string-value="55.31 ± 2.28" calcext:value-type="string">
            <text:p>55.31 ± 2.28</text:p>
          </table:table-cell>
          <table:table-cell table:style-name="ce3" table:formula="of:=TEXT(AVERAGE([.Z2:.Z6])*100; &quot;0.00&quot;) &amp; &quot; ± &quot; &amp; TEXT((MAX([.Z2:.Z6]) - MIN([.Z2:.Z6]))/2*100; &quot;0.00&quot;)" office:value-type="string" office:string-value="57.35 ± 8.59" calcext:value-type="string">
            <text:p>57.35 ± 8.59</text:p>
          </table:table-cell>
          <table:table-cell table:style-name="ce3" table:formula="of:=TEXT(AVERAGE([.AA2:.AA6])*100; &quot;0.00&quot;) &amp; &quot; ± &quot; &amp; TEXT((MAX([.AA2:.AA6]) - MIN([.AA2:.AA6]))/2*100; &quot;0.00&quot;)" office:value-type="string" office:string-value="64.15 ± 4.12" calcext:value-type="string">
            <text:p>64.15 ± 4.12</text:p>
          </table:table-cell>
          <table:table-cell table:style-name="ce3" table:formula="of:=TEXT(AVERAGE([.AB2:.AB6])*100; &quot;0.00&quot;) &amp; &quot; ± &quot; &amp; TEXT((MAX([.AB2:.AB6]) - MIN([.AB2:.AB6]))/2*100; &quot;0.00&quot;)" office:value-type="string" office:string-value="66.46 ± 4.49" calcext:value-type="string">
            <text:p>66.46 ± 4.49</text:p>
          </table:table-cell>
          <table:table-cell table:style-name="ce3" table:formula="of:=TEXT(AVERAGE([.AC2:.AC6])*100; &quot;0.00&quot;) &amp; &quot; ± &quot; &amp; TEXT((MAX([.AC2:.AC6]) - MIN([.AC2:.AC6]))/2*100; &quot;0.00&quot;)" office:value-type="string" office:string-value="58.52 ± 11.93" calcext:value-type="string">
            <text:p>58.52 ± 11.93</text:p>
          </table:table-cell>
          <table:table-cell table:style-name="ce3" table:formula="of:=TEXT(AVERAGE([.AD2:.AD6])*100; &quot;0.00&quot;) &amp; &quot; ± &quot; &amp; TEXT((MAX([.AD2:.AD6]) - MIN([.AD2:.AD6]))/2*100; &quot;0.00&quot;)" office:value-type="string" office:string-value="65.03 ± 4.41" calcext:value-type="string">
            <text:p>65.03 ± 4.41</text:p>
          </table:table-cell>
          <table:table-cell table:style-name="ce3" table:formula="of:=TEXT(AVERAGE([.AE2:.AE6])*100; &quot;0.00&quot;) &amp; &quot; ± &quot; &amp; TEXT((MAX([.AE2:.AE6]) - MIN([.AE2:.AE6]))/2*100; &quot;0.00&quot;)" office:value-type="string" office:string-value="4.40 ± 9.84" calcext:value-type="string">
            <text:p>4.40 ± 9.84</text:p>
          </table:table-cell>
          <table:table-cell table:style-name="ce3" table:formula="of:=TEXT(AVERAGE([.AF2:.AF6])*100; &quot;0.00&quot;) &amp; &quot; ± &quot; &amp; TEXT((MAX([.AF2:.AF6]) - MIN([.AF2:.AF6]))/2*100; &quot;0.00&quot;)" office:value-type="string" office:string-value="6.17 ± 13.59" calcext:value-type="string">
            <text:p>6.17 ± 13.59</text:p>
          </table:table-cell>
          <table:table-cell table:number-columns-repeated="2"/>
          <table:table-cell table:style-name="ce3" table:formula="of:=TEXT(AVERAGE([.AI2:.AI6])*100; &quot;0.00&quot;) &amp; &quot; ± &quot; &amp; TEXT((MAX([.AI2:.AI6]) - MIN([.AI2:.AI6]))/2*100; &quot;0.00&quot;)" office:value-type="string" office:string-value="68.41 ± 0.86" calcext:value-type="string">
            <text:p>68.41 ± 0.86</text:p>
          </table:table-cell>
          <table:table-cell table:style-name="ce3" table:formula="of:=TEXT(AVERAGE([.AJ2:.AJ6])*100; &quot;0.00&quot;) &amp; &quot; ± &quot; &amp; TEXT((MAX([.AJ2:.AJ6]) - MIN([.AJ2:.AJ6]))/2*100; &quot;0.00&quot;)" office:value-type="string" office:string-value="74.09 ± 1.11" calcext:value-type="string">
            <text:p>74.09 ± 1.11</text:p>
          </table:table-cell>
          <table:table-cell table:style-name="ce3" table:formula="of:=TEXT(AVERAGE([.AK2:.AK6])*100; &quot;0.00&quot;) &amp; &quot; ± &quot; &amp; TEXT((MAX([.AK2:.AK6]) - MIN([.AK2:.AK6]))/2*100; &quot;0.00&quot;)" office:value-type="string" office:string-value="74.49 ± 4.42" calcext:value-type="string">
            <text:p>74.49 ± 4.42</text:p>
          </table:table-cell>
          <table:table-cell table:style-name="ce3" table:formula="of:=TEXT(AVERAGE([.AL2:.AL6])*100; &quot;0.00&quot;) &amp; &quot; ± &quot; &amp; TEXT((MAX([.AL2:.AL6]) - MIN([.AL2:.AL6]))/2*100; &quot;0.00&quot;)" office:value-type="string" office:string-value="81.59 ± 1.88" calcext:value-type="string">
            <text:p>81.59 ± 1.88</text:p>
          </table:table-cell>
          <table:table-cell table:style-name="ce3" table:formula="of:=TEXT(AVERAGE([.AM2:.AM6])*100; &quot;0.00&quot;) &amp; &quot; ± &quot; &amp; TEXT((MAX([.AM2:.AM6]) - MIN([.AM2:.AM6]))/2*100; &quot;0.00&quot;)" office:value-type="string" office:string-value="84.77 ± 1.92" calcext:value-type="string">
            <text:p>84.77 ± 1.92</text:p>
          </table:table-cell>
          <table:table-cell table:style-name="ce3" table:formula="of:=TEXT(AVERAGE([.AN2:.AN6])*100; &quot;0.00&quot;) &amp; &quot; ± &quot; &amp; TEXT((MAX([.AN2:.AN6]) - MIN([.AN2:.AN6]))/2*100; &quot;0.00&quot;)" office:value-type="string" office:string-value="76.32 ± 4.41" calcext:value-type="string">
            <text:p>76.32 ± 4.41</text:p>
          </table:table-cell>
          <table:table-cell table:style-name="ce3" table:formula="of:=TEXT(AVERAGE([.AO2:.AO6])*100; &quot;0.00&quot;) &amp; &quot; ± &quot; &amp; TEXT((MAX([.AO2:.AO6]) - MIN([.AO2:.AO6]))/2*100; &quot;0.00&quot;)" office:value-type="string" office:string-value="82.46 ± 2.33" calcext:value-type="string">
            <text:p>82.46 ± 2.33</text:p>
          </table:table-cell>
          <table:table-cell table:style-name="ce3" table:formula="of:=TEXT(AVERAGE([.AP2:.AP6])*100; &quot;0.00&quot;) &amp; &quot; ± &quot; &amp; TEXT((MAX([.AP2:.AP6]) - MIN([.AP2:.AP6]))/2*100; &quot;0.00&quot;)" office:value-type="string" office:string-value="13.73 ± 9.17" calcext:value-type="string">
            <text:p>13.73 ± 9.17</text:p>
          </table:table-cell>
          <table:table-cell table:style-name="ce3" table:formula="of:=TEXT(AVERAGE([.AQ2:.AQ6])*100; &quot;0.00&quot;) &amp; &quot; ± &quot; &amp; TEXT((MAX([.AQ2:.AQ6]) - MIN([.AQ2:.AQ6]))/2*100; &quot;0.00&quot;)" office:value-type="string" office:string-value="17.75 ± 9.65" calcext:value-type="string">
            <text:p>17.75 ± 9.65</text:p>
          </table:table-cell>
          <table:table-cell table:number-columns-repeated="2"/>
          <table:table-cell table:style-name="ce3" table:formula="of:=TEXT(AVERAGE([.AT2:.AT6])*100; &quot;0.00&quot;) &amp; &quot; ± &quot; &amp; TEXT((MAX([.AT2:.AT6]) - MIN([.AT2:.AT6]))/2*100; &quot;0.00&quot;)" office:value-type="string" office:string-value="66.41 ± 5.37" calcext:value-type="string">
            <text:p>66.41 ± 5.37</text:p>
          </table:table-cell>
          <table:table-cell table:style-name="ce3" table:formula="of:=TEXT(AVERAGE([.AU2:.AU6])*100; &quot;0.00&quot;) &amp; &quot; ± &quot; &amp; TEXT((MAX([.AU2:.AU6]) - MIN([.AU2:.AU6]))/2*100; &quot;0.00&quot;)" office:value-type="string" office:string-value="71.09 ± 5.45" calcext:value-type="string">
            <text:p>71.09 ± 5.45</text:p>
          </table:table-cell>
          <table:table-cell table:style-name="ce3" table:formula="of:=TEXT(AVERAGE([.AV2:.AV6])*100; &quot;0.00&quot;) &amp; &quot; ± &quot; &amp; TEXT((MAX([.AV2:.AV6]) - MIN([.AV2:.AV6]))/2*100; &quot;0.00&quot;)" office:value-type="string" office:string-value="74.83 ± 1.13" calcext:value-type="string">
            <text:p>74.83 ± 1.13</text:p>
          </table:table-cell>
          <table:table-cell table:style-name="ce3" table:formula="of:=TEXT(AVERAGE([.AW2:.AW6])*100; &quot;0.00&quot;) &amp; &quot; ± &quot; &amp; TEXT((MAX([.AW2:.AW6]) - MIN([.AW2:.AW6]))/2*100; &quot;0.00&quot;)" office:value-type="string" office:string-value="81.48 ± 1.73" calcext:value-type="string">
            <text:p>81.48 ± 1.73</text:p>
          </table:table-cell>
          <table:table-cell table:style-name="ce3" table:formula="of:=TEXT(AVERAGE([.AX2:.AX6])*100; &quot;0.00&quot;) &amp; &quot; ± &quot; &amp; TEXT((MAX([.AX2:.AX6]) - MIN([.AX2:.AX6]))/2*100; &quot;0.00&quot;)" office:value-type="string" office:string-value="84.12 ± 2.13" calcext:value-type="string">
            <text:p>84.12 ± 2.13</text:p>
          </table:table-cell>
          <table:table-cell table:style-name="ce3" table:formula="of:=TEXT(AVERAGE([.AY2:.AY6])*100; &quot;0.00&quot;) &amp; &quot; ± &quot; &amp; TEXT((MAX([.AY2:.AY6]) - MIN([.AY2:.AY6]))/2*100; &quot;0.00&quot;)" office:value-type="string" office:string-value="76.98 ± 1.52" calcext:value-type="string">
            <text:p>76.98 ± 1.52</text:p>
          </table:table-cell>
          <table:table-cell table:style-name="ce3" table:formula="of:=TEXT(AVERAGE([.AZ2:.AZ6])*100; &quot;0.00&quot;) &amp; &quot; ± &quot; &amp; TEXT((MAX([.AZ2:.AZ6]) - MIN([.AZ2:.AZ6]))/2*100; &quot;0.00&quot;)" office:value-type="string" office:string-value="82.88 ± 3.54" calcext:value-type="string">
            <text:p>82.88 ± 3.54</text:p>
          </table:table-cell>
          <table:table-cell table:style-name="ce3" table:formula="of:=TEXT(AVERAGE([.BA2:.BA6])*100; &quot;0.00&quot;) &amp; &quot; ± &quot; &amp; TEXT((MAX([.BA2:.BA6]) - MIN([.BA2:.BA6]))/2*100; &quot;0.00&quot;)" office:value-type="string" office:string-value="15.47 ± 6.17" calcext:value-type="string">
            <text:p>15.47 ± 6.17</text:p>
          </table:table-cell>
          <table:table-cell table:style-name="ce3" table:formula="of:=TEXT(AVERAGE([.BB2:.BB6])*100; &quot;0.00&quot;) &amp; &quot; ± &quot; &amp; TEXT((MAX([.BB2:.BB6]) - MIN([.BB2:.BB6]))/2*100; &quot;0.00&quot;)" office:value-type="string" office:string-value="19.14 ± 7.37" calcext:value-type="string">
            <text:p>19.14 ± 7.37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FIN RACE HF LAST 1</text:p>
          </table:table-cell>
          <table:table-cell office:value-type="float" office:value="0.7048" calcext:value-type="float">
            <text:p>0.7048</text:p>
          </table:table-cell>
          <table:table-cell table:style-name="Default" office:value-type="float" office:value="0.7111" calcext:value-type="float">
            <text:p>0.7111</text:p>
          </table:table-cell>
          <table:table-cell table:style-name="Default" office:value-type="float" office:value="0.7489" calcext:value-type="float">
            <text:p>0.7489</text:p>
          </table:table-cell>
          <table:table-cell table:style-name="Default" office:value-type="float" office:value="0.7997" calcext:value-type="float">
            <text:p>0.7997</text:p>
          </table:table-cell>
          <table:table-cell table:style-name="Default" office:value-type="float" office:value="0.7983" calcext:value-type="float">
            <text:p>0.7983</text:p>
          </table:table-cell>
          <table:table-cell table:style-name="Default" office:value-type="float" office:value="0.7592" calcext:value-type="float">
            <text:p>0.7592</text:p>
          </table:table-cell>
          <table:table-cell table:style-name="Default" office:value-type="float" office:value="0.8256" calcext:value-type="float">
            <text:p>0.8256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1282" calcext:value-type="float">
            <text:p>0.1282</text:p>
          </table:table-cell>
          <table:table-cell/>
          <table:table-cell table:style-name="Default"/>
          <table:table-cell office:value-type="float" office:value="0.7237" calcext:value-type="float">
            <text:p>0.7237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7983" calcext:value-type="float">
            <text:p>0.7983</text:p>
          </table:table-cell>
          <table:table-cell office:value-type="float" office:value="0.776" calcext:value-type="float">
            <text:p>0.776</text:p>
          </table:table-cell>
          <table:table-cell office:value-type="float" office:value="0.8218" calcext:value-type="float">
            <text:p>0.8218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1233" calcext:value-type="float">
            <text:p>0.1233</text:p>
          </table:table-cell>
          <table:table-cell table:number-columns-repeated="2"/>
          <table:table-cell office:value-type="float" office:value="0.4749" calcext:value-type="float">
            <text:p>0.4749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6321" calcext:value-type="float">
            <text:p>0.6321</text:p>
          </table:table-cell>
          <table:table-cell office:value-type="float" office:value="0.6936" calcext:value-type="float">
            <text:p>0.6936</text:p>
          </table:table-cell>
          <table:table-cell office:value-type="float" office:value="0.6249" calcext:value-type="float">
            <text:p>0.6249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423" calcext:value-type="float">
            <text:p>0.042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RACE HF LAST 2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7419" calcext:value-type="float">
            <text:p>0.7419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161" calcext:value-type="float">
            <text:p>0.8161</text:p>
          </table:table-cell>
          <table:table-cell office:value-type="float" office:value="0.753" calcext:value-type="float">
            <text:p>0.753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14" calcext:value-type="float">
            <text:p>0.14</text:p>
          </table:table-cell>
          <table:table-cell office:value-type="float" office:value="0.1737" calcext:value-type="float">
            <text:p>0.1737</text:p>
          </table:table-cell>
          <table:table-cell/>
          <table:table-cell table:style-name="Default"/>
          <table:table-cell office:value-type="float" office:value="0.6504" calcext:value-type="float">
            <text:p>0.6504</text:p>
          </table:table-cell>
          <table:table-cell office:value-type="float" office:value="0.6822" calcext:value-type="float">
            <text:p>0.6822</text:p>
          </table:table-cell>
          <table:table-cell office:value-type="float" office:value="0.7417" calcext:value-type="float">
            <text:p>0.7417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7522" calcext:value-type="float">
            <text:p>0.752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14" calcext:value-type="float">
            <text:p>0.14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4686" calcext:value-type="float">
            <text:p>0.4686</text:p>
          </table:table-cell>
          <table:table-cell office:value-type="float" office:value="0.5467" calcext:value-type="float">
            <text:p>0.5467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5542" calcext:value-type="float">
            <text:p>0.554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43" calcext:value-type="float">
            <text:p>0.014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RACE HF LAST 3</text:p>
          </table:table-cell>
          <table:table-cell table:style-name="Default" office:value-type="float" office:value="0.5901" calcext:value-type="float">
            <text:p>0.5901</text:p>
          </table:table-cell>
          <table:table-cell table:style-name="Default" office:value-type="float" office:value="0.6767" calcext:value-type="float">
            <text:p>0.6767</text:p>
          </table:table-cell>
          <table:table-cell table:style-name="Default" office:value-type="float" office:value="0.6786" calcext:value-type="float">
            <text:p>0.6786</text:p>
          </table:table-cell>
          <table:table-cell table:style-name="Default" office:value-type="float" office:value="0.7779" calcext:value-type="float">
            <text:p>0.7779</text:p>
          </table:table-cell>
          <table:table-cell table:style-name="Default" office:value-type="float" office:value="0.8386" calcext:value-type="float">
            <text:p>0.8386</text:p>
          </table:table-cell>
          <table:table-cell table:style-name="Default" office:value-type="float" office:value="0.7052" calcext:value-type="float">
            <text:p>0.7052</text:p>
          </table:table-cell>
          <table:table-cell table:style-name="Default" office:value-type="float" office:value="0.7648" calcext:value-type="float">
            <text:p>0.7648</text:p>
          </table:table-cell>
          <table:table-cell table:style-name="Default" office:value-type="float" office:value="0.1233" calcext:value-type="float">
            <text:p>0.1233</text:p>
          </table:table-cell>
          <table:table-cell table:style-name="Default" office:value-type="float" office:value="0.1589" calcext:value-type="float">
            <text:p>0.1589</text:p>
          </table:table-cell>
          <table:table-cell table:style-name="Default" table:number-columns-repeated="2"/>
          <table:table-cell table:style-name="Default" office:value-type="float" office:value="0.588" calcext:value-type="float">
            <text:p>0.588</text:p>
          </table:table-cell>
          <table:table-cell table:style-name="Default" office:value-type="float" office:value="0.6756" calcext:value-type="float">
            <text:p>0.6756</text:p>
          </table:table-cell>
          <table:table-cell table:style-name="Default" office:value-type="float" office:value="0.671" calcext:value-type="float">
            <text:p>0.671</text:p>
          </table:table-cell>
          <table:table-cell table:style-name="Default" office:value-type="float" office:value="0.77" calcext:value-type="float">
            <text:p>0.77</text:p>
          </table:table-cell>
          <table:table-cell table:style-name="Default" office:value-type="float" office:value="0.8297" calcext:value-type="float">
            <text:p>0.8297</text:p>
          </table:table-cell>
          <table:table-cell table:style-name="Default" office:value-type="float" office:value="0.6976" calcext:value-type="float">
            <text:p>0.6976</text:p>
          </table:table-cell>
          <table:table-cell table:style-name="Default" office:value-type="float" office:value="0.7545" calcext:value-type="float">
            <text:p>0.7545</text:p>
          </table:table-cell>
          <table:table-cell table:style-name="Default" office:value-type="float" office:value="0.12" calcext:value-type="float">
            <text:p>0.12</text:p>
          </table:table-cell>
          <table:table-cell office:value-type="float" office:value="0.1589" calcext:value-type="float">
            <text:p>0.1589</text:p>
          </table:table-cell>
          <table:table-cell table:number-columns-repeated="2"/>
          <table:table-cell office:value-type="float" office:value="0.5117" calcext:value-type="float">
            <text:p>0.511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5982" calcext:value-type="float">
            <text:p>0.5982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1737" calcext:value-type="float">
            <text:p>0.173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RACE HF LAST 4</text:p>
          </table:table-cell>
          <table:table-cell table:style-name="Default" office:value-type="float" office:value="0.6694" calcext:value-type="float">
            <text:p>0.6694</text:p>
          </table:table-cell>
          <table:table-cell table:style-name="Default" office:value-type="float" office:value="0.7289" calcext:value-type="float">
            <text:p>0.7289</text:p>
          </table:table-cell>
          <table:table-cell table:style-name="Default" office:value-type="float" office:value="0.7303" calcext:value-type="float">
            <text:p>0.7303</text:p>
          </table:table-cell>
          <table:table-cell office:value-type="float" office:value="0.7994" calcext:value-type="float">
            <text:p>0.7994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7431" calcext:value-type="float">
            <text:p>0.7431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2564" calcext:value-type="float">
            <text:p>0.2564</text:p>
          </table:table-cell>
          <table:table-cell/>
          <table:table-cell table:style-name="Default"/>
          <table:table-cell office:value-type="float" office:value="0.6799" calcext:value-type="float">
            <text:p>0.6799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7169" calcext:value-type="float">
            <text:p>0.7169</text:p>
          </table:table-cell>
          <table:table-cell office:value-type="float" office:value="0.7927" calcext:value-type="float">
            <text:p>0.792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18" calcext:value-type="float">
            <text:p>0.18</text:p>
          </table:table-cell>
          <table:table-cell office:value-type="float" office:value="0.227" calcext:value-type="float">
            <text:p>0.227</text:p>
          </table:table-cell>
          <table:table-cell table:number-columns-repeated="2"/>
          <table:table-cell office:value-type="float" office:value="0.5231" calcext:value-type="float">
            <text:p>0.5231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6545" calcext:value-type="float">
            <text:p>0.6545</text:p>
          </table:table-cell>
          <table:table-cell office:value-type="float" office:value="0.669" calcext:value-type="float">
            <text:p>0.669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6567" calcext:value-type="float">
            <text:p>0.6567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725" calcext:value-type="float">
            <text:p>0.072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RACE HF LAST 5</text:p>
          </table:table-cell>
          <table:table-cell table:style-name="Default" office:value-type="float" office:value="0.6892" calcext:value-type="float">
            <text:p>0.6892</text:p>
          </table:table-cell>
          <table:table-cell table:style-name="Default" office:value-type="float" office:value="0.7244" calcext:value-type="float">
            <text:p>0.7244</text:p>
          </table:table-cell>
          <table:table-cell table:style-name="Default" office:value-type="float" office:value="0.7355" calcext:value-type="float">
            <text:p>0.7355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1467" calcext:value-type="float">
            <text:p>0.1467</text:p>
          </table:table-cell>
          <table:table-cell table:style-name="Default" office:value-type="float" office:value="0.1848" calcext:value-type="float">
            <text:p>0.1848</text:p>
          </table:table-cell>
          <table:table-cell/>
          <table:table-cell table:style-name="Default"/>
          <table:table-cell office:value-type="float" office:value="0.6891" calcext:value-type="float">
            <text:p>0.6891</text:p>
          </table:table-cell>
          <table:table-cell office:value-type="float" office:value="0.7167" calcext:value-type="float">
            <text:p>0.7167</text:p>
          </table:table-cell>
          <table:table-cell office:value-type="float" office:value="0.7319" calcext:value-type="float">
            <text:p>0.7319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4714" calcext:value-type="float">
            <text:p>0.4714</text:p>
          </table:table-cell>
          <table:table-cell office:value-type="float" office:value="0.55" calcext:value-type="float">
            <text:p>0.55</text:p>
          </table:table-cell>
          <table:table-cell office:value-type="float" office:value="0.6097" calcext:value-type="float">
            <text:p>0.6097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6739" calcext:value-type="float">
            <text:p>0.6739</text:p>
          </table:table-cell>
          <table:table-cell office:value-type="float" office:value="0.594" calcext:value-type="float">
            <text:p>0.594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276" calcext:value-type="float">
            <text:p>0.0276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FIN RACE HF LAST (AVERAGE)</text:p>
          </table:table-cell>
          <table:table-cell table:style-name="ce3" table:formula="of:=TEXT(AVERAGE([.B8:.B12])*100;&quot;0.00&quot;)&amp;&quot; ± &quot;&amp;TEXT((MAX([.B8:.B12])-MIN([.B8:.B12]))/2*100;&quot;0.00&quot;)" office:value-type="string" office:string-value="66.04 ± 5.74" calcext:value-type="string">
            <text:p>66.04 ± 5.74</text:p>
          </table:table-cell>
          <table:table-cell table:style-name="ce3" table:formula="of:=TEXT(AVERAGE([.C8:.C12])*100;&quot;0.00&quot;)&amp;&quot; ± &quot;&amp;TEXT((MAX([.C8:.C12])-MIN([.C8:.C12]))/2*100;&quot;0.00&quot;)" office:value-type="string" office:string-value="70.51 ± 2.61" calcext:value-type="string">
            <text:p>70.51 ± 2.61</text:p>
          </table:table-cell>
          <table:table-cell table:style-name="ce3" table:formula="of:=TEXT(AVERAGE([.D8:.D12])*100;&quot;0.00&quot;)&amp;&quot; ± &quot;&amp;TEXT((MAX([.D8:.D12])-MIN([.D8:.D12]))/2*100;&quot;0.00&quot;)" office:value-type="string" office:string-value="72.70 ± 3.52" calcext:value-type="string">
            <text:p>72.70 ± 3.52</text:p>
          </table:table-cell>
          <table:table-cell table:style-name="ce3" table:formula="of:=TEXT(AVERAGE([.E8:.E12])*100;&quot;0.00&quot;)&amp;&quot; ± &quot;&amp;TEXT((MAX([.E8:.E12])-MIN([.E8:.E12]))/2*100;&quot;0.00&quot;)" office:value-type="string" office:string-value="79.73 ± 1.74" calcext:value-type="string">
            <text:p>79.73 ± 1.74</text:p>
          </table:table-cell>
          <table:table-cell table:style-name="ce3" table:formula="of:=TEXT(AVERAGE([.F8:.F12])*100;&quot;0.00&quot;)&amp;&quot; ± &quot;&amp;TEXT((MAX([.F8:.F12])-MIN([.F8:.F12]))/2*100;&quot;0.00&quot;)" office:value-type="string" office:string-value="82.95 ± 2.92" calcext:value-type="string">
            <text:p>82.95 ± 2.92</text:p>
          </table:table-cell>
          <table:table-cell table:style-name="ce3" table:formula="of:=TEXT(AVERAGE([.G8:.G12])*100;&quot;0.00&quot;)&amp;&quot; ± &quot;&amp;TEXT((MAX([.G8:.G12])-MIN([.G8:.G12]))/2*100;&quot;0.00&quot;)" office:value-type="string" office:string-value="74.55 ± 3.09" calcext:value-type="string">
            <text:p>74.55 ± 3.09</text:p>
          </table:table-cell>
          <table:table-cell table:style-name="ce3" table:formula="of:=TEXT(AVERAGE([.H8:.H12])*100;&quot;0.00&quot;)&amp;&quot; ± &quot;&amp;TEXT((MAX([.H8:.H12])-MIN([.H8:.H12]))/2*100;&quot;0.00&quot;)" office:value-type="string" office:string-value="79.90 ± 3.04" calcext:value-type="string">
            <text:p>79.90 ± 3.04</text:p>
          </table:table-cell>
          <table:table-cell table:style-name="ce3" table:formula="of:=TEXT(AVERAGE([.I8:.I12])*100;&quot;0.00&quot;)&amp;&quot; ± &quot;&amp;TEXT((MAX([.I8:.I12])-MIN([.I8:.I12]))/2*100;&quot;0.00&quot;)" office:value-type="string" office:string-value="14.67 ± 3.00" calcext:value-type="string">
            <text:p>14.67 ± 3.00</text:p>
          </table:table-cell>
          <table:table-cell table:style-name="ce3" table:formula="of:=TEXT(AVERAGE([.J8:.J12])*100;&quot;0.00&quot;)&amp;&quot; ± &quot;&amp;TEXT((MAX([.J8:.J12])-MIN([.J8:.J12]))/2*100;&quot;0.00&quot;)" office:value-type="string" office:string-value="18.04 ± 6.41" calcext:value-type="string">
            <text:p>18.04 ± 6.41</text:p>
          </table:table-cell>
          <table:table-cell table:number-columns-repeated="2"/>
          <table:table-cell table:style-name="ce3" table:formula="of:=TEXT(AVERAGE([.M8:.M12])*100;&quot;0.00&quot;)&amp;&quot; ± &quot;&amp;TEXT((MAX([.M8:.M12])-MIN([.M8:.M12]))/2*100;&quot;0.00&quot;)" office:value-type="string" office:string-value="66.62 ± 6.79" calcext:value-type="string">
            <text:p>66.62 ± 6.79</text:p>
          </table:table-cell>
          <table:table-cell table:style-name="ce3" table:formula="of:=TEXT(AVERAGE([.N8:.N12])*100;&quot;0.00&quot;)&amp;&quot; ± &quot;&amp;TEXT((MAX([.N8:.N12])-MIN([.N8:.N12]))/2*100;&quot;0.00&quot;)" office:value-type="string" office:string-value="70.60 ± 2.89" calcext:value-type="string">
            <text:p>70.60 ± 2.89</text:p>
          </table:table-cell>
          <table:table-cell table:style-name="ce3" table:formula="of:=TEXT(AVERAGE([.O8:.O12])*100;&quot;0.00&quot;)&amp;&quot; ± &quot;&amp;TEXT((MAX([.O8:.O12])-MIN([.O8:.O12]))/2*100;&quot;0.00&quot;)" office:value-type="string" office:string-value="72.52 ± 4.68" calcext:value-type="string">
            <text:p>72.52 ± 4.68</text:p>
          </table:table-cell>
          <table:table-cell table:style-name="ce3" table:formula="of:=TEXT(AVERAGE([.P8:.P12])*100;&quot;0.00&quot;)&amp;&quot; ± &quot;&amp;TEXT((MAX([.P8:.P12])-MIN([.P8:.P12]))/2*100;&quot;0.00&quot;)" office:value-type="string" office:string-value="79.40 ± 1.78" calcext:value-type="string">
            <text:p>79.40 ± 1.78</text:p>
          </table:table-cell>
          <table:table-cell table:style-name="ce3" table:formula="of:=TEXT(AVERAGE([.Q8:.Q12])*100;&quot;0.00&quot;)&amp;&quot; ± &quot;&amp;TEXT((MAX([.Q8:.Q12])-MIN([.Q8:.Q12]))/2*100;&quot;0.00&quot;)" office:value-type="string" office:string-value="82.52 ± 2.44" calcext:value-type="string">
            <text:p>82.52 ± 2.44</text:p>
          </table:table-cell>
          <table:table-cell table:style-name="ce3" table:formula="of:=TEXT(AVERAGE([.R8:.R12])*100;&quot;0.00&quot;)&amp;&quot; ± &quot;&amp;TEXT((MAX([.R8:.R12])-MIN([.R8:.R12]))/2*100;&quot;0.00&quot;)" office:value-type="string" office:string-value="74.46 ± 3.92" calcext:value-type="string">
            <text:p>74.46 ± 3.92</text:p>
          </table:table-cell>
          <table:table-cell table:style-name="ce3" table:formula="of:=TEXT(AVERAGE([.S8:.S12])*100;&quot;0.00&quot;)&amp;&quot; ± &quot;&amp;TEXT((MAX([.S8:.S12])-MIN([.S8:.S12]))/2*100;&quot;0.00&quot;)" office:value-type="string" office:string-value="79.21 ± 3.37" calcext:value-type="string">
            <text:p>79.21 ± 3.37</text:p>
          </table:table-cell>
          <table:table-cell table:style-name="ce3" table:formula="of:=TEXT(AVERAGE([.T8:.T12])*100;&quot;0.00&quot;)&amp;&quot; ± &quot;&amp;TEXT((MAX([.T8:.T12])-MIN([.T8:.T12]))/2*100;&quot;0.00&quot;)" office:value-type="string" office:string-value="15.07 ± 3.00" calcext:value-type="string">
            <text:p>15.07 ± 3.00</text:p>
          </table:table-cell>
          <table:table-cell table:style-name="ce3" table:formula="of:=TEXT(AVERAGE([.U8:.U12])*100;&quot;0.00&quot;)&amp;&quot; ± &quot;&amp;TEXT((MAX([.U8:.U12])-MIN([.U8:.U12]))/2*100;&quot;0.00&quot;)" office:value-type="string" office:string-value="18.58 ± 5.19" calcext:value-type="string">
            <text:p>18.58 ± 5.19</text:p>
          </table:table-cell>
          <table:table-cell table:number-columns-repeated="2"/>
          <table:table-cell table:style-name="ce3" table:formula="of:=TEXT(AVERAGE([.X8:.X12])*100; &quot;0.00&quot;) &amp; &quot; ± &quot; &amp; TEXT((MAX([.X8:.X12]) - MIN([.X8:.X12]))/2*100; &quot;0.00&quot;)" office:value-type="string" office:string-value="48.99 ± 2.73" calcext:value-type="string">
            <text:p>48.99 ± 2.73</text:p>
          </table:table-cell>
          <table:table-cell table:style-name="ce3" table:formula="of:=TEXT(AVERAGE([.Y8:.Y12])*100; &quot;0.00&quot;) &amp; &quot; ± &quot; &amp; TEXT((MAX([.Y8:.Y12]) - MIN([.Y8:.Y12]))/2*100; &quot;0.00&quot;)" office:value-type="string" office:string-value="56.11 ± 2.00" calcext:value-type="string">
            <text:p>56.11 ± 2.00</text:p>
          </table:table-cell>
          <table:table-cell table:style-name="ce3" table:formula="of:=TEXT(AVERAGE([.Z8:.Z12])*100; &quot;0.00&quot;) &amp; &quot; ± &quot; &amp; TEXT((MAX([.Z8:.Z12]) - MIN([.Z8:.Z12]))/2*100; &quot;0.00&quot;)" office:value-type="string" office:string-value="57.59 ± 7.01" calcext:value-type="string">
            <text:p>57.59 ± 7.01</text:p>
          </table:table-cell>
          <table:table-cell table:style-name="ce3" table:formula="of:=TEXT(AVERAGE([.AA8:.AA12])*100; &quot;0.00&quot;) &amp; &quot; ± &quot; &amp; TEXT((MAX([.AA8:.AA12]) - MIN([.AA8:.AA12]))/2*100; &quot;0.00&quot;)" office:value-type="string" office:string-value="62.58 ± 7.29" calcext:value-type="string">
            <text:p>62.58 ± 7.29</text:p>
          </table:table-cell>
          <table:table-cell table:style-name="ce3" table:formula="of:=TEXT(AVERAGE([.AB8:.AB12])*100; &quot;0.00&quot;) &amp; &quot; ± &quot; &amp; TEXT((MAX([.AB8:.AB12]) - MIN([.AB8:.AB12]))/2*100; &quot;0.00&quot;)" office:value-type="string" office:string-value="65.52 ± 6.97" calcext:value-type="string">
            <text:p>65.52 ± 6.97</text:p>
          </table:table-cell>
          <table:table-cell table:style-name="ce3" table:formula="of:=TEXT(AVERAGE([.AC8:.AC12])*100; &quot;0.00&quot;) &amp; &quot; ± &quot; &amp; TEXT((MAX([.AC8:.AC12]) - MIN([.AC8:.AC12]))/2*100; &quot;0.00&quot;)" office:value-type="string" office:string-value="58.44 ± 6.81" calcext:value-type="string">
            <text:p>58.44 ± 6.81</text:p>
          </table:table-cell>
          <table:table-cell table:style-name="ce3" table:formula="of:=TEXT(AVERAGE([.AD8:.AD12])*100; &quot;0.00&quot;) &amp; &quot; ± &quot; &amp; TEXT((MAX([.AD8:.AD12]) - MIN([.AD8:.AD12]))/2*100; &quot;0.00&quot;)" office:value-type="string" office:string-value="62.34 ± 9.23" calcext:value-type="string">
            <text:p>62.34 ± 9.23</text:p>
          </table:table-cell>
          <table:table-cell table:style-name="ce3" table:formula="of:=TEXT(AVERAGE([.AE8:.AE12])*100; &quot;0.00&quot;) &amp; &quot; ± &quot; &amp; TEXT((MAX([.AE8:.AE12]) - MIN([.AE8:.AE12]))/2*100; &quot;0.00&quot;)" office:value-type="string" office:string-value="4.73 ± 6.33" calcext:value-type="string">
            <text:p>4.73 ± 6.33</text:p>
          </table:table-cell>
          <table:table-cell table:style-name="ce3" table:formula="of:=TEXT(AVERAGE([.AF8:.AF12])*100; &quot;0.00&quot;) &amp; &quot; ± &quot; &amp; TEXT((MAX([.AF8:.AF12]) - MIN([.AF8:.AF12]))/2*100; &quot;0.00&quot;)" office:value-type="string" office:string-value="6.61 ± 7.97" calcext:value-type="string">
            <text:p>6.61 ± 7.97</text:p>
          </table:table-cell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Female AUC</text:p>
          </table:table-cell>
          <table:table-cell table:style-name="ce1" office:value-type="string" calcext:value-type="string">
            <text:p>Male AUC</text:p>
          </table:table-cell>
          <table:table-cell table:style-name="ce1"/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2" table:style-name="ce1" office:value-type="string" calcext:value-type="string">
            <text:p>INT8 QUANTIZE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Female AUC</text:p>
          </table:table-cell>
          <table:table-cell table:style-name="ce1" office:value-type="string" calcext:value-type="string">
            <text:p>Male AUC</text:p>
          </table:table-cell>
          <table:table-cell table:style-name="ce1"/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2" table:style-name="ce1" office:value-type="string" calcext:value-type="string">
            <text:p>INT4 QUANTIZE</text:p>
          </table:table-cell>
          <table:table-cell table:style-name="ce1" office:value-type="string" calcext:value-type="string">
            <text:p>ES-Acc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ES-AUC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Female AUC</text:p>
          </table:table-cell>
          <table:table-cell table:style-name="ce1" office:value-type="string" calcext:value-type="string">
            <text:p>Male AUC</text:p>
          </table:table-cell>
          <table:table-cell table:style-name="ce1"/>
          <table:table-cell table:style-name="ce1" office:value-type="string" calcext:value-type="string">
            <text:p>DPD (low is good)</text:p>
          </table:table-cell>
          <table:table-cell table:style-name="ce1" office:value-type="string" calcext:value-type="string">
            <text:p>DEOdds (low is good)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BEST 1</text:p>
          </table:table-cell>
          <table:table-cell office:value-type="float" office:value="0.7217" calcext:value-type="float">
            <text:p>0.7217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19" calcext:value-type="float">
            <text:p>0.819</text:p>
          </table:table-cell>
          <table:table-cell office:value-type="float" office:value="0.836" calcext:value-type="float">
            <text:p>0.836</text:p>
          </table:table-cell>
          <table:table-cell/>
          <table:table-cell office:value-type="float" office:value="0.0213" calcext:value-type="float">
            <text:p>0.0213</text:p>
          </table:table-cell>
          <table:table-cell office:value-type="float" office:value="0.0295" calcext:value-type="float">
            <text:p>0.0295</text:p>
          </table:table-cell>
          <table:table-cell/>
          <table:table-cell table:style-name="Default"/>
          <table:table-cell office:value-type="float" office:value="0.7204" calcext:value-type="float">
            <text:p>0.7204</text:p>
          </table:table-cell>
          <table:table-cell office:value-type="float" office:value="0.73" calcext:value-type="float">
            <text:p>0.73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8107" calcext:value-type="float">
            <text:p>0.8107</text:p>
          </table:table-cell>
          <table:table-cell office:value-type="float" office:value="0.799" calcext:value-type="float">
            <text:p>0.799</text:p>
          </table:table-cell>
          <table:table-cell office:value-type="float" office:value="0.8254" calcext:value-type="float">
            <text:p>0.8254</text:p>
          </table:table-cell>
          <table:table-cell/>
          <table:table-cell office:value-type="float" office:value="0.0041" calcext:value-type="float">
            <text:p>0.0041</text:p>
          </table:table-cell>
          <table:table-cell office:value-type="float" office:value="0.0122" calcext:value-type="float">
            <text:p>0.0122</text:p>
          </table:table-cell>
          <table:table-cell table:number-columns-repeated="2"/>
          <table:table-cell office:value-type="float" office:value="0.5437" calcext:value-type="float">
            <text:p>0.5437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4851" calcext:value-type="float">
            <text:p>0.4851</text:p>
          </table:table-cell>
          <table:table-cell office:value-type="float" office:value="0.5031" calcext:value-type="float">
            <text:p>0.5031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4832" calcext:value-type="float">
            <text:p>0.4832</text:p>
          </table:table-cell>
          <table:table-cell/>
          <table:table-cell office:value-type="float" office:value="0.0033" calcext:value-type="float">
            <text:p>0.0033</text:p>
          </table:table-cell>
          <table:table-cell office:value-type="float" office:value="0.008" calcext:value-type="float">
            <text:p>0.0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BEST 2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8369" calcext:value-type="float">
            <text:p>0.8369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8567" calcext:value-type="float">
            <text:p>0.8567</text:p>
          </table:table-cell>
          <table:table-cell/>
          <table:table-cell office:value-type="float" office:value="0.073" calcext:value-type="float">
            <text:p>0.073</text:p>
          </table:table-cell>
          <table:table-cell office:value-type="float" office:value="0.0748" calcext:value-type="float">
            <text:p>0.0748</text:p>
          </table:table-cell>
          <table:table-cell/>
          <table:table-cell table:style-name="Default"/>
          <table:table-cell office:value-type="float" office:value="0.723" calcext:value-type="float">
            <text:p>0.723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532" calcext:value-type="float">
            <text:p>0.8532</text:p>
          </table:table-cell>
          <table:table-cell/>
          <table:table-cell office:value-type="float" office:value="0.0765" calcext:value-type="float">
            <text:p>0.0765</text:p>
          </table:table-cell>
          <table:table-cell office:value-type="float" office:value="0.0781" calcext:value-type="float">
            <text:p>0.0781</text:p>
          </table:table-cell>
          <table:table-cell table:number-columns-repeated="2"/>
          <table:table-cell office:value-type="float" office:value="0.5393" calcext:value-type="float">
            <text:p>0.5393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7182" calcext:value-type="float">
            <text:p>0.718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BEST 3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76" calcext:value-type="float">
            <text:p>0.76</text:p>
          </table:table-cell>
          <table:table-cell office:value-type="float" office:value="0.8359" calcext:value-type="float">
            <text:p>0.8359</text:p>
          </table:table-cell>
          <table:table-cell office:value-type="float" office:value="0.8369" calcext:value-type="float">
            <text:p>0.8369</text:p>
          </table:table-cell>
          <table:table-cell office:value-type="float" office:value="0.8379" calcext:value-type="float">
            <text:p>0.8379</text:p>
          </table:table-cell>
          <table:table-cell office:value-type="float" office:value="0.8371" calcext:value-type="float">
            <text:p>0.8371</text:p>
          </table:table-cell>
          <table:table-cell/>
          <table:table-cell office:value-type="float" office:value="0.0617" calcext:value-type="float">
            <text:p>0.0617</text:p>
          </table:table-cell>
          <table:table-cell office:value-type="float" office:value="0.0597" calcext:value-type="float">
            <text:p>0.0597</text:p>
          </table:table-cell>
          <table:table-cell/>
          <table:table-cell table:style-name="Default"/>
          <table:table-cell office:value-type="float" office:value="0.7663" calcext:value-type="float">
            <text:p>0.7663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8377" calcext:value-type="float">
            <text:p>0.8377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839" calcext:value-type="float">
            <text:p>0.839</text:p>
          </table:table-cell>
          <table:table-cell office:value-type="float" office:value="0.8411" calcext:value-type="float">
            <text:p>0.8411</text:p>
          </table:table-cell>
          <table:table-cell/>
          <table:table-cell table:number-columns-repeated="2" office:value-type="float" office:value="0.0454" calcext:value-type="float">
            <text:p>0.0454</text:p>
          </table:table-cell>
          <table:table-cell table:number-columns-repeated="2"/>
          <table:table-cell office:value-type="float" office:value="0.6169" calcext:value-type="float">
            <text:p>0.6169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6992" calcext:value-type="float">
            <text:p>0.6992</text:p>
          </table:table-cell>
          <table:table-cell office:value-type="float" office:value="0.7243" calcext:value-type="float">
            <text:p>0.7243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445" calcext:value-type="float">
            <text:p>0.7445</text:p>
          </table:table-cell>
          <table:table-cell/>
          <table:table-cell office:value-type="float" office:value="0.0677" calcext:value-type="float">
            <text:p>0.0677</text:p>
          </table:table-cell>
          <table:table-cell office:value-type="float" office:value="0.1337" calcext:value-type="float">
            <text:p>0.133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BEST 4</text:p>
          </table:table-cell>
          <table:table-cell office:value-type="float" office:value="0.7236" calcext:value-type="float">
            <text:p>0.7236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8027" calcext:value-type="float">
            <text:p>0.8027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8524" calcext:value-type="float">
            <text:p>0.8524</text:p>
          </table:table-cell>
          <table:table-cell/>
          <table:table-cell office:value-type="float" office:value="0.0687" calcext:value-type="float">
            <text:p>0.0687</text:p>
          </table:table-cell>
          <table:table-cell office:value-type="float" office:value="0.111" calcext:value-type="float">
            <text:p>0.111</text:p>
          </table:table-cell>
          <table:table-cell table:style-name="Default" table:number-columns-repeated="2"/>
          <table:table-cell table:style-name="Default" office:value-type="float" office:value="0.7363" calcext:value-type="float">
            <text:p>0.7363</text:p>
          </table:table-cell>
          <table:table-cell table:style-name="Default" office:value-type="float" office:value="0.7522" calcext:value-type="float">
            <text:p>0.7522</text:p>
          </table:table-cell>
          <table:table-cell table:style-name="Default" office:value-type="float" office:value="0.8095" calcext:value-type="float">
            <text:p>0.8095</text:p>
          </table:table-cell>
          <table:table-cell table:style-name="Default" office:value-type="float" office:value="0.8349" calcext:value-type="float">
            <text:p>0.8349</text:p>
          </table:table-cell>
          <table:table-cell table:style-name="Default" office:value-type="float" office:value="0.8215" calcext:value-type="float">
            <text:p>0.8215</text:p>
          </table:table-cell>
          <table:table-cell table:style-name="Default" office:value-type="float" office:value="0.8529" calcext:value-type="float">
            <text:p>0.8529</text:p>
          </table:table-cell>
          <table:table-cell table:style-name="Default"/>
          <table:table-cell table:style-name="Default" office:value-type="float" office:value="0.0208" calcext:value-type="float">
            <text:p>0.0208</text:p>
          </table:table-cell>
          <table:table-cell office:value-type="float" office:value="0.0367" calcext:value-type="float">
            <text:p>0.0367</text:p>
          </table:table-cell>
          <table:table-cell table:number-columns-repeated="2"/>
          <table:table-cell office:value-type="float" office:value="0.5301" calcext:value-type="float">
            <text:p>0.5301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6533" calcext:value-type="float">
            <text:p>0.6533</text:p>
          </table:table-cell>
          <table:table-cell office:value-type="float" office:value="0.6455" calcext:value-type="float">
            <text:p>0.6455</text:p>
          </table:table-cell>
          <table:table-cell office:value-type="float" office:value="0.6848" calcext:value-type="float">
            <text:p>0.6848</text:p>
          </table:table-cell>
          <table:table-cell/>
          <table:table-cell office:value-type="float" office:value="0.2472" calcext:value-type="float">
            <text:p>0.2472</text:p>
          </table:table-cell>
          <table:table-cell office:value-type="float" office:value="0.3003" calcext:value-type="float">
            <text:p>0.300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BEST 5</text:p>
          </table:table-cell>
          <table:table-cell office:value-type="float" office:value="0.7004" calcext:value-type="float">
            <text:p>0.7004</text:p>
          </table:table-cell>
          <table:table-cell office:value-type="float" office:value="0.7033" calcext:value-type="float">
            <text:p>0.7033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8254" calcext:value-type="float">
            <text:p>0.8254</text:p>
          </table:table-cell>
          <table:table-cell/>
          <table:table-cell table:style-name="Default" office:value-type="float" office:value="0.0128" calcext:value-type="float">
            <text:p>0.0128</text:p>
          </table:table-cell>
          <table:table-cell office:value-type="float" office:value="0.0106" calcext:value-type="float">
            <text:p>0.0106</text:p>
          </table:table-cell>
          <table:table-cell/>
          <table:table-cell table:style-name="Default"/>
          <table:table-cell office:value-type="float" office:value="0.7086" calcext:value-type="float">
            <text:p>0.7086</text:p>
          </table:table-cell>
          <table:table-cell office:value-type="float" office:value="0.7167" calcext:value-type="float">
            <text:p>0.7167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241" calcext:value-type="float">
            <text:p>0.8241</text:p>
          </table:table-cell>
          <table:table-cell/>
          <table:table-cell office:value-type="float" office:value="0.0236" calcext:value-type="float">
            <text:p>0.0236</text:p>
          </table:table-cell>
          <table:table-cell office:value-type="float" office:value="0.0376" calcext:value-type="float">
            <text:p>0.0376</text:p>
          </table:table-cell>
          <table:table-cell table:number-columns-repeated="2"/>
          <table:table-cell office:value-type="float" office:value="0.5393" calcext:value-type="float">
            <text:p>0.5393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6243" calcext:value-type="float">
            <text:p>0.6243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6394" calcext:value-type="float">
            <text:p>0.639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FIN GENDER HF BEST (AVERAGE)</text:p>
          </table:table-cell>
          <table:table-cell table:style-name="ce3" table:formula="of:=TEXT(AVERAGE([.B17:.B21])*100; &quot;0.00&quot;) &amp; &quot; ± &quot; &amp; TEXT((MAX([.B17:.B21]) - MIN([.B17:.B21]))/2*100; &quot;0.00&quot;)" office:value-type="string" office:string-value="73.21 ± 2.87" calcext:value-type="string">
            <text:p>73.21 ± 2.87</text:p>
          </table:table-cell>
          <table:table-cell table:style-name="ce3" table:formula="of:=TEXT(AVERAGE([.C17:.C21])*100; &quot;0.00&quot;) &amp; &quot; ± &quot; &amp; TEXT((MAX([.C17:.C21]) - MIN([.C17:.C21]))/2*100; &quot;0.00&quot;)" office:value-type="string" office:string-value="74.53 ± 3.17" calcext:value-type="string">
            <text:p>74.53 ± 3.17</text:p>
          </table:table-cell>
          <table:table-cell table:style-name="ce3" table:formula="of:=TEXT(AVERAGE([.D17:.D21])*100; &quot;0.00&quot;) &amp; &quot; ± &quot; &amp; TEXT((MAX([.D17:.D21]) - MIN([.D17:.D21]))/2*100; &quot;0.00&quot;)" office:value-type="string" office:string-value="82.20 ± 1.71" calcext:value-type="string">
            <text:p>82.20 ± 1.71</text:p>
          </table:table-cell>
          <table:table-cell table:style-name="ce3" table:formula="of:=TEXT(AVERAGE([.E17:.E21])*100; &quot;0.00&quot;) &amp; &quot; ± &quot; &amp; TEXT((MAX([.E17:.E21]) - MIN([.E17:.E21]))/2*100; &quot;0.00&quot;)" office:value-type="string" office:string-value="83.42 ± 1.11" calcext:value-type="string">
            <text:p>83.42 ± 1.11</text:p>
          </table:table-cell>
          <table:table-cell table:style-name="ce3" table:formula="of:=TEXT(AVERAGE([.F17:.F21])*100; &quot;0.00&quot;) &amp; &quot; ± &quot; &amp; TEXT((MAX([.F17:.F21]) - MIN([.F17:.F21]))/2*100; &quot;0.00&quot;)" office:value-type="string" office:string-value="82.97 ± 1.40" calcext:value-type="string">
            <text:p>82.97 ± 1.40</text:p>
          </table:table-cell>
          <table:table-cell table:style-name="ce3" table:formula="of:=TEXT(AVERAGE([.G17:.G21])*100; &quot;0.00&quot;) &amp; &quot; ± &quot; &amp; TEXT((MAX([.G17:.G21]) - MIN([.G17:.G21]))/2*100; &quot;0.00&quot;)" office:value-type="string" office:string-value="84.15 ± 1.57" calcext:value-type="string">
            <text:p>84.15 ± 1.57</text:p>
          </table:table-cell>
          <table:table-cell table:style-name="ce3"/>
          <table:table-cell table:style-name="ce3" table:formula="of:=TEXT(AVERAGE([.I17:.I21])*100; &quot;0.00&quot;) &amp; &quot; ± &quot; &amp; TEXT((MAX([.I17:.I21]) - MIN([.I17:.I21]))/2*100; &quot;0.00&quot;)" office:value-type="string" office:string-value="4.75 ± 3.01" calcext:value-type="string">
            <text:p>4.75 ± 3.01</text:p>
          </table:table-cell>
          <table:table-cell table:style-name="ce3" table:formula="of:=TEXT(AVERAGE([.J17:.J21])*100; &quot;0.00&quot;) &amp; &quot; ± &quot; &amp; TEXT((MAX([.J17:.J21]) - MIN([.J17:.J21]))/2*100; &quot;0.00&quot;)" office:value-type="string" office:string-value="5.71 ± 5.02" calcext:value-type="string">
            <text:p>5.71 ± 5.02</text:p>
          </table:table-cell>
          <table:table-cell/>
          <table:table-cell table:style-name="Default"/>
          <table:table-cell table:style-name="ce3" table:formula="of:=TEXT(AVERAGE([.M17:.M21])*100; &quot;0.00&quot;) &amp; &quot; ± &quot; &amp; TEXT((MAX([.M17:.M21]) - MIN([.M17:.M21]))/2*100; &quot;0.00&quot;)" office:value-type="string" office:string-value="73.09 ± 2.89" calcext:value-type="string">
            <text:p>73.09 ± 2.89</text:p>
          </table:table-cell>
          <table:table-cell table:style-name="ce3" table:formula="of:=TEXT(AVERAGE([.N17:.N21])*100; &quot;0.00&quot;) &amp; &quot; ± &quot; &amp; TEXT((MAX([.N17:.N21]) - MIN([.N17:.N21]))/2*100; &quot;0.00&quot;)" office:value-type="string" office:string-value="73.82 ± 2.50" calcext:value-type="string">
            <text:p>73.82 ± 2.50</text:p>
          </table:table-cell>
          <table:table-cell table:style-name="ce3" table:formula="of:=TEXT(AVERAGE([.O17:.O21])*100; &quot;0.00&quot;) &amp; &quot; ± &quot; &amp; TEXT((MAX([.O17:.O21]) - MIN([.O17:.O21]))/2*100; &quot;0.00&quot;)" office:value-type="string" office:string-value="81.70 ± 2.39" calcext:value-type="string">
            <text:p>81.70 ± 2.39</text:p>
          </table:table-cell>
          <table:table-cell table:style-name="ce3" table:formula="of:=TEXT(AVERAGE([.P17:.P21])*100; &quot;0.00&quot;) &amp; &quot; ± &quot; &amp; TEXT((MAX([.P17:.P21]) - MIN([.P17:.P21]))/2*100; &quot;0.00&quot;)" office:value-type="string" office:string-value="83.12 ± 1.56" calcext:value-type="string">
            <text:p>83.12 ± 1.56</text:p>
          </table:table-cell>
          <table:table-cell table:style-name="ce3" table:formula="of:=TEXT(AVERAGE([.Q17:.Q21])*100; &quot;0.00&quot;) &amp; &quot; ± &quot; &amp; TEXT((MAX([.Q17:.Q21]) - MIN([.Q17:.Q21]))/2*100; &quot;0.00&quot;)" office:value-type="string" office:string-value="82.55 ± 2.00" calcext:value-type="string">
            <text:p>82.55 ± 2.00</text:p>
          </table:table-cell>
          <table:table-cell table:style-name="ce3" table:formula="of:=TEXT(AVERAGE([.R17:.R21])*100; &quot;0.00&quot;) &amp; &quot; ± &quot; &amp; TEXT((MAX([.R17:.R21]) - MIN([.R17:.R21]))/2*100; &quot;0.00&quot;)" office:value-type="string" office:string-value="83.93 ± 1.46" calcext:value-type="string">
            <text:p>83.93 ± 1.46</text:p>
          </table:table-cell>
          <table:table-cell table:style-name="ce3"/>
          <table:table-cell table:style-name="ce3" table:formula="of:=TEXT(AVERAGE([.T17:.T21])*100; &quot;0.00&quot;) &amp; &quot; ± &quot; &amp; TEXT((MAX([.T17:.T21]) - MIN([.T17:.T21]))/2*100; &quot;0.00&quot;)" office:value-type="string" office:string-value="3.41 ± 3.62" calcext:value-type="string">
            <text:p>3.41 ± 3.62</text:p>
          </table:table-cell>
          <table:table-cell table:style-name="ce3" table:formula="of:=TEXT(AVERAGE([.U17:.U21])*100; &quot;0.00&quot;) &amp; &quot; ± &quot; &amp; TEXT((MAX([.U17:.U21]) - MIN([.U17:.U21]))/2*100; &quot;0.00&quot;)" office:value-type="string" office:string-value="4.20 ± 3.30" calcext:value-type="string">
            <text:p>4.20 ± 3.30</text:p>
          </table:table-cell>
          <table:table-cell table:number-columns-repeated="2"/>
          <table:table-cell table:style-name="ce3" table:formula="of:=TEXT(AVERAGE([.X17:.X21])*100; &quot;0.00&quot;) &amp; &quot; ± &quot; &amp; TEXT((MAX([.X17:.X21]) - MIN([.X17:.X21]))/2*100; &quot;0.00&quot;)" office:value-type="string" office:string-value="55.39 ± 4.34" calcext:value-type="string">
            <text:p>55.39 ± 4.34</text:p>
          </table:table-cell>
          <table:table-cell table:style-name="ce3" table:formula="of:=TEXT(AVERAGE([.Y17:.Y21])*100; &quot;0.00&quot;) &amp; &quot; ± &quot; &amp; TEXT((MAX([.Y17:.Y21]) - MIN([.Y17:.Y21]))/2*100; &quot;0.00&quot;)" office:value-type="string" office:string-value="57.09 ± 5.39" calcext:value-type="string">
            <text:p>57.09 ± 5.39</text:p>
          </table:table-cell>
          <table:table-cell table:style-name="ce3" table:formula="of:=TEXT(AVERAGE([.Z17:.Z21])*100; &quot;0.00&quot;) &amp; &quot; ± &quot; &amp; TEXT((MAX([.Z17:.Z21]) - MIN([.Z17:.Z21]))/2*100; &quot;0.00&quot;)" office:value-type="string" office:string-value="62.62 ± 10.99" calcext:value-type="string">
            <text:p>62.62 ± 10.99</text:p>
          </table:table-cell>
          <table:table-cell table:style-name="ce3" table:formula="of:=TEXT(AVERAGE([.AA17:.AA21])*100; &quot;0.00&quot;) &amp; &quot; ± &quot; &amp; TEXT((MAX([.AA17:.AA21]) - MIN([.AA17:.AA21]))/2*100; &quot;0.00&quot;)" office:value-type="string" office:string-value="64.35 ± 11.06" calcext:value-type="string">
            <text:p>64.35 ± 11.06</text:p>
          </table:table-cell>
          <table:table-cell table:style-name="ce3" table:formula="of:=TEXT(AVERAGE([.AB17:.AB21])*100; &quot;0.00&quot;) &amp; &quot; ± &quot; &amp; TEXT((MAX([.AB17:.AB21]) - MIN([.AB17:.AB21]))/2*100; &quot;0.00&quot;)" office:value-type="string" office:string-value="64.07 ± 9.41" calcext:value-type="string">
            <text:p>64.07 ± 9.41</text:p>
          </table:table-cell>
          <table:table-cell table:style-name="ce3" table:formula="of:=TEXT(AVERAGE([.AC17:.AC21])*100; &quot;0.00&quot;) &amp; &quot; ± &quot; &amp; TEXT((MAX([.AC17:.AC21]) - MIN([.AC17:.AC21]))/2*100; &quot;0.00&quot;)" office:value-type="string" office:string-value="65.40 ± 13.07" calcext:value-type="string">
            <text:p>65.40 ± 13.07</text:p>
          </table:table-cell>
          <table:table-cell table:style-name="ce3"/>
          <table:table-cell table:style-name="ce3" table:formula="of:=TEXT(AVERAGE([.AE17:.AE21])*100; &quot;0.00&quot;) &amp; &quot; ± &quot; &amp; TEXT((MAX([.AE17:.AE21]) - MIN([.AE17:.AE21]))/2*100; &quot;0.00&quot;)" office:value-type="string" office:string-value="6.36 ± 12.36" calcext:value-type="string">
            <text:p>6.36 ± 12.36</text:p>
          </table:table-cell>
          <table:table-cell table:style-name="ce3" table:formula="of:=TEXT(AVERAGE([.AF17:.AF21])*100; &quot;0.00&quot;) &amp; &quot; ± &quot; &amp; TEXT((MAX([.AF17:.AF21]) - MIN([.AF17:.AF21]))/2*100; &quot;0.00&quot;)" office:value-type="string" office:string-value="8.84 ± 15.02" calcext:value-type="string">
            <text:p>8.84 ± 15.0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LAST 1</text:p>
          </table:table-cell>
          <table:table-cell office:value-type="float" office:value="0.7036" calcext:value-type="float">
            <text:p>0.7036</text:p>
          </table:table-cell>
          <table:table-cell table:style-name="Default" office:value-type="float" office:value="0.7122" calcext:value-type="float">
            <text:p>0.7122</text:p>
          </table:table-cell>
          <table:table-cell table:style-name="Default" office:value-type="float" office:value="0.7739" calcext:value-type="float">
            <text:p>0.7739</text:p>
          </table:table-cell>
          <table:table-cell table:style-name="Default" office:value-type="float" office:value="0.7759" calcext:value-type="float">
            <text:p>0.7759</text:p>
          </table:table-cell>
          <table:table-cell table:style-name="Default" office:value-type="float" office:value="0.7752" calcext:value-type="float">
            <text:p>0.7752</text:p>
          </table:table-cell>
          <table:table-cell table:style-name="Default" office:value-type="float" office:value="0.7778" calcext:value-type="float">
            <text:p>0.7778</text:p>
          </table:table-cell>
          <table:table-cell table:style-name="Default"/>
          <table:table-cell table:style-name="Default" office:value-type="float" office:value="0.0204" calcext:value-type="float">
            <text:p>0.0204</text:p>
          </table:table-cell>
          <table:table-cell table:style-name="Default" office:value-type="float" office:value="0.0348" calcext:value-type="float">
            <text:p>0.0348</text:p>
          </table:table-cell>
          <table:table-cell/>
          <table:table-cell table:style-name="Default"/>
          <table:table-cell office:value-type="float" office:value="0.7124" calcext:value-type="float">
            <text:p>0.7124</text:p>
          </table:table-cell>
          <table:table-cell office:value-type="float" office:value="0.7144" calcext:value-type="float">
            <text:p>0.7144</text:p>
          </table:table-cell>
          <table:table-cell office:value-type="float" office:value="0.7793" calcext:value-type="float">
            <text:p>0.7793</text:p>
          </table:table-cell>
          <table:table-cell office:value-type="float" office:value="0.7827" calcext:value-type="float">
            <text:p>0.7827</text:p>
          </table:table-cell>
          <table:table-cell office:value-type="float" office:value="0.7849" calcext:value-type="float">
            <text:p>0.7849</text:p>
          </table:table-cell>
          <table:table-cell office:value-type="float" office:value="0.7806" calcext:value-type="float">
            <text:p>0.7806</text:p>
          </table:table-cell>
          <table:table-cell/>
          <table:table-cell office:value-type="float" office:value="0.017" calcext:value-type="float">
            <text:p>0.017</text:p>
          </table:table-cell>
          <table:table-cell office:value-type="float" office:value="0.0203" calcext:value-type="float">
            <text:p>0.0203</text:p>
          </table:table-cell>
          <table:table-cell table:number-columns-repeated="2"/>
          <table:table-cell office:value-type="float" office:value="0.5269" calcext:value-type="float">
            <text:p>0.5269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4216" calcext:value-type="float">
            <text:p>0.4216</text:p>
          </table:table-cell>
          <table:table-cell office:value-type="float" office:value="0.4801" calcext:value-type="float">
            <text:p>0.4801</text:p>
          </table:table-cell>
          <table:table-cell/>
          <table:table-cell office:value-type="float" office:value="0.0177" calcext:value-type="float">
            <text:p>0.0177</text:p>
          </table:table-cell>
          <table:table-cell office:value-type="float" office:value="0.0224" calcext:value-type="float">
            <text:p>0.022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LAST 2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26" calcext:value-type="float">
            <text:p>0.7926</text:p>
          </table:table-cell>
          <table:table-cell office:value-type="float" office:value="0.7924" calcext:value-type="float">
            <text:p>0.7924</text:p>
          </table:table-cell>
          <table:table-cell office:value-type="float" office:value="0.797" calcext:value-type="float">
            <text:p>0.797</text:p>
          </table:table-cell>
          <table:table-cell/>
          <table:table-cell office:value-type="float" office:value="0.0931" calcext:value-type="float">
            <text:p>0.0931</text:p>
          </table:table-cell>
          <table:table-cell office:value-type="float" office:value="0.1042" calcext:value-type="float">
            <text:p>0.1042</text:p>
          </table:table-cell>
          <table:table-cell/>
          <table:table-cell table:style-name="Default"/>
          <table:table-cell office:value-type="float" office:value="0.7121" calcext:value-type="float">
            <text:p>0.7121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7971" calcext:value-type="float">
            <text:p>0.7971</text:p>
          </table:table-cell>
          <table:table-cell/>
          <table:table-cell office:value-type="float" office:value="0.0807" calcext:value-type="float">
            <text:p>0.0807</text:p>
          </table:table-cell>
          <table:table-cell office:value-type="float" office:value="0.0928" calcext:value-type="float">
            <text:p>0.0928</text:p>
          </table:table-cell>
          <table:table-cell table:number-columns-repeated="2"/>
          <table:table-cell office:value-type="float" office:value="0.5393" calcext:value-type="float">
            <text:p>0.5393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5278" calcext:value-type="float">
            <text:p>0.5278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5753" calcext:value-type="float">
            <text:p>0.5753</text:p>
          </table:table-cell>
          <table:table-cell office:value-type="float" office:value="0.5241" calcext:value-type="float">
            <text:p>0.52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LAST 3</text:p>
          </table:table-cell>
          <table:table-cell table:style-name="Default" office:value-type="float" office:value="0.7117" calcext:value-type="float">
            <text:p>0.7117</text:p>
          </table:table-cell>
          <table:table-cell table:style-name="Default" office:value-type="float" office:value="0.7167" calcext:value-type="float">
            <text:p>0.7167</text:p>
          </table:table-cell>
          <table:table-cell table:style-name="Default" office:value-type="float" office:value="0.8009" calcext:value-type="float">
            <text:p>0.8009</text:p>
          </table:table-cell>
          <table:table-cell table:style-name="Default" office:value-type="float" office:value="0.8094" calcext:value-type="float">
            <text:p>0.8094</text:p>
          </table:table-cell>
          <table:table-cell table:style-name="Default" office:value-type="float" office:value="0.8146" calcext:value-type="float">
            <text:p>0.8146</text:p>
          </table:table-cell>
          <table:table-cell table:style-name="Default" office:value-type="float" office:value="0.804" calcext:value-type="float">
            <text:p>0.804</text:p>
          </table:table-cell>
          <table:table-cell table:style-name="Default"/>
          <table:table-cell table:style-name="Default" office:value-type="float" office:value="0.0109" calcext:value-type="float">
            <text:p>0.0109</text:p>
          </table:table-cell>
          <table:table-cell table:style-name="Default" office:value-type="float" office:value="0.0137" calcext:value-type="float">
            <text:p>0.0137</text:p>
          </table:table-cell>
          <table:table-cell table:style-name="Default" table:number-columns-repeated="2"/>
          <table:table-cell table:style-name="Default" office:value-type="float" office:value="0.703" calcext:value-type="float">
            <text:p>0.703</text:p>
          </table:table-cell>
          <table:table-cell table:style-name="Default" office:value-type="float" office:value="0.7044" calcext:value-type="float">
            <text:p>0.7044</text:p>
          </table:table-cell>
          <table:table-cell table:style-name="Default" office:value-type="float" office:value="0.7896" calcext:value-type="float">
            <text:p>0.7896</text:p>
          </table:table-cell>
          <table:table-cell table:style-name="Default" office:value-type="float" office:value="0.8088" calcext:value-type="float">
            <text:p>0.8088</text:p>
          </table:table-cell>
          <table:table-cell table:style-name="Default" office:value-type="float" office:value="0.8206" calcext:value-type="float">
            <text:p>0.8206</text:p>
          </table:table-cell>
          <table:table-cell table:style-name="Default" office:value-type="float" office:value="0.7962" calcext:value-type="float">
            <text:p>0.7962</text:p>
          </table:table-cell>
          <table:table-cell table:style-name="Default"/>
          <table:table-cell table:style-name="Default" office:value-type="float" office:value="0.0123" calcext:value-type="float">
            <text:p>0.0123</text:p>
          </table:table-cell>
          <table:table-cell office:value-type="float" office:value="0.0117" calcext:value-type="float">
            <text:p>0.0117</text:p>
          </table:table-cell>
          <table:table-cell table:number-columns-repeated="2"/>
          <table:table-cell office:value-type="float" office:value="0.5432" calcext:value-type="float">
            <text:p>0.5432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5546" calcext:value-type="float">
            <text:p>0.5546</text:p>
          </table:table-cell>
          <table:table-cell office:value-type="float" office:value="0.5641" calcext:value-type="float">
            <text:p>0.5641</text:p>
          </table:table-cell>
          <table:table-cell office:value-type="float" office:value="0.5563" calcext:value-type="float">
            <text:p>0.5563</text:p>
          </table:table-cell>
          <table:table-cell office:value-type="float" office:value="0.5735" calcext:value-type="float">
            <text:p>0.5735</text:p>
          </table:table-cell>
          <table:table-cell/>
          <table:table-cell office:value-type="float" office:value="0.0076" calcext:value-type="float">
            <text:p>0.0076</text:p>
          </table:table-cell>
          <table:table-cell office:value-type="float" office:value="0.0105" calcext:value-type="float">
            <text:p>0.010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LAST 4</text:p>
          </table:table-cell>
          <table:table-cell table:style-name="Default" office:value-type="float" office:value="0.6881" calcext:value-type="float">
            <text:p>0.6881</text:p>
          </table:table-cell>
          <table:table-cell table:style-name="Default" office:value-type="float" office:value="0.7156" calcext:value-type="float">
            <text:p>0.7156</text:p>
          </table:table-cell>
          <table:table-cell table:style-name="Default" office:value-type="float" office:value="0.7673" calcext:value-type="float">
            <text:p>0.7673</text:p>
          </table:table-cell>
          <table:table-cell office:value-type="float" office:value="0.7889" calcext:value-type="float">
            <text:p>0.7889</text:p>
          </table:table-cell>
          <table:table-cell office:value-type="float" office:value="0.776" calcext:value-type="float">
            <text:p>0.776</text:p>
          </table:table-cell>
          <table:table-cell office:value-type="float" office:value="0.8041" calcext:value-type="float">
            <text:p>0.8041</text:p>
          </table:table-cell>
          <table:table-cell/>
          <table:table-cell office:value-type="float" office:value="0.0479" calcext:value-type="float">
            <text:p>0.0479</text:p>
          </table:table-cell>
          <table:table-cell office:value-type="float" office:value="0.078" calcext:value-type="float">
            <text:p>0.078</text:p>
          </table:table-cell>
          <table:table-cell/>
          <table:table-cell table:style-name="Default"/>
          <table:table-cell office:value-type="float" office:value="0.6768" calcext:value-type="float">
            <text:p>0.6768</text:p>
          </table:table-cell>
          <table:table-cell office:value-type="float" office:value="0.7022" calcext:value-type="float">
            <text:p>0.7022</text:p>
          </table:table-cell>
          <table:table-cell office:value-type="float" office:value="0.7572" calcext:value-type="float">
            <text:p>0.7572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8019" calcext:value-type="float">
            <text:p>0.8019</text:p>
          </table:table-cell>
          <table:table-cell/>
          <table:table-cell office:value-type="float" office:value="0.0247" calcext:value-type="float">
            <text:p>0.0247</text:p>
          </table:table-cell>
          <table:table-cell office:value-type="float" office:value="0.0541" calcext:value-type="float">
            <text:p>0.0541</text:p>
          </table:table-cell>
          <table:table-cell table:number-columns-repeated="2"/>
          <table:table-cell office:value-type="float" office:value="0.5567" calcext:value-type="float">
            <text:p>0.5567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7519" calcext:value-type="float">
            <text:p>0.7519</text:p>
          </table:table-cell>
          <table:table-cell office:value-type="float" office:value="0.6882" calcext:value-type="float">
            <text:p>0.6882</text:p>
          </table:table-cell>
          <table:table-cell/>
          <table:table-cell office:value-type="float" office:value="0.0374" calcext:value-type="float">
            <text:p>0.0374</text:p>
          </table:table-cell>
          <table:table-cell office:value-type="float" office:value="0.0713" calcext:value-type="float">
            <text:p>0.071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IN GENDER HF LAST 5</text:p>
          </table:table-cell>
          <table:table-cell table:style-name="Default" office:value-type="float" office:value="0.7209" calcext:value-type="float">
            <text:p>0.7209</text:p>
          </table:table-cell>
          <table:table-cell table:style-name="Default" office:value-type="float" office:value="0.7278" calcext:value-type="float">
            <text:p>0.7278</text:p>
          </table:table-cell>
          <table:table-cell table:style-name="Default" office:value-type="float" office:value="0.7812" calcext:value-type="float">
            <text:p>0.7812</text:p>
          </table:table-cell>
          <table:table-cell office:value-type="float" office:value="0.7987" calcext:value-type="float">
            <text:p>0.7987</text:p>
          </table:table-cell>
          <table:table-cell office:value-type="float" office:value="0.8084" calcext:value-type="float">
            <text:p>0.8084</text:p>
          </table:table-cell>
          <table:table-cell office:value-type="float" office:value="0.786" calcext:value-type="float">
            <text:p>0.786</text:p>
          </table:table-cell>
          <table:table-cell/>
          <table:table-cell office:value-type="float" office:value="0.0415" calcext:value-type="float">
            <text:p>0.0415</text:p>
          </table:table-cell>
          <table:table-cell table:style-name="Default" office:value-type="float" office:value="0.054" calcext:value-type="float">
            <text:p>0.054</text:p>
          </table:table-cell>
          <table:table-cell/>
          <table:table-cell table:style-name="Default"/>
          <table:table-cell office:value-type="float" office:value="0.6602" calcext:value-type="float">
            <text:p>0.6602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7607" calcext:value-type="float">
            <text:p>0.7607</text:p>
          </table:table-cell>
          <table:table-cell office:value-type="float" office:value="0.7795" calcext:value-type="float">
            <text:p>0.7795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766" calcext:value-type="float">
            <text:p>0.766</text:p>
          </table:table-cell>
          <table:table-cell/>
          <table:table-cell office:value-type="float" office:value="0.0212" calcext:value-type="float">
            <text:p>0.0212</text:p>
          </table:table-cell>
          <table:table-cell office:value-type="float" office:value="0.0435" calcext:value-type="float">
            <text:p>0.0435</text:p>
          </table:table-cell>
          <table:table-cell table:number-columns-repeated="2"/>
          <table:table-cell office:value-type="float" office:value="0.5415" calcext:value-type="float">
            <text:p>0.5415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5937" calcext:value-type="float">
            <text:p>0.5937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6289" calcext:value-type="float">
            <text:p>0.6289</text:p>
          </table:table-cell>
          <table:table-cell office:value-type="float" office:value="0.6266" calcext:value-type="float">
            <text:p>0.626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44" calcext:value-type="float">
            <text:p>0.0044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FIN GENDER HF LAST (AVERAGE)</text:p>
          </table:table-cell>
          <table:table-cell table:style-name="ce3" table:formula="of:=TEXT(AVERAGE([.B23:.B27])*100;&quot;0.00&quot;)&amp;&quot; ± &quot;&amp;TEXT((MAX([.B23:.B27])-MIN([.B23:.B27]))/2*100;&quot;0.00&quot;)" office:value-type="string" office:string-value="70.68 ± 1.64" calcext:value-type="string">
            <text:p>70.68 ± 1.64</text:p>
          </table:table-cell>
          <table:table-cell table:style-name="ce3" table:formula="of:=TEXT(AVERAGE([.C23:.C27])*100;&quot;0.00&quot;)&amp;&quot; ± &quot;&amp;TEXT((MAX([.C23:.C27])-MIN([.C23:.C27]))/2*100;&quot;0.00&quot;)" office:value-type="string" office:string-value="71.69 ± 0.78" calcext:value-type="string">
            <text:p>71.69 ± 0.78</text:p>
          </table:table-cell>
          <table:table-cell table:style-name="ce3" table:formula="of:=TEXT(AVERAGE([.D23:.D27])*100;&quot;0.00&quot;)&amp;&quot; ± &quot;&amp;TEXT((MAX([.D23:.D27])-MIN([.D23:.D27]))/2*100;&quot;0.00&quot;)" office:value-type="string" office:string-value="78.25 ± 1.68" calcext:value-type="string">
            <text:p>78.25 ± 1.68</text:p>
          </table:table-cell>
          <table:table-cell table:style-name="ce3" table:formula="of:=TEXT(AVERAGE([.E23:.E27])*100;&quot;0.00&quot;)&amp;&quot; ± &quot;&amp;TEXT((MAX([.E23:.E27])-MIN([.E23:.E27]))/2*100;&quot;0.00&quot;)" office:value-type="string" office:string-value="79.31 ± 1.68" calcext:value-type="string">
            <text:p>79.31 ± 1.68</text:p>
          </table:table-cell>
          <table:table-cell table:style-name="ce3" table:formula="of:=TEXT(AVERAGE([.F23:.F27])*100;&quot;0.00&quot;)&amp;&quot; ± &quot;&amp;TEXT((MAX([.F23:.F27])-MIN([.F23:.F27]))/2*100;&quot;0.00&quot;)" office:value-type="string" office:string-value="79.33 ± 1.97" calcext:value-type="string">
            <text:p>79.33 ± 1.97</text:p>
          </table:table-cell>
          <table:table-cell table:style-name="ce3" table:formula="of:=TEXT(AVERAGE([.G23:.G27])*100;&quot;0.00&quot;)&amp;&quot; ± &quot;&amp;TEXT((MAX([.G23:.G27])-MIN([.G23:.G27]))/2*100;&quot;0.00&quot;)" office:value-type="string" office:string-value="79.38 ± 1.32" calcext:value-type="string">
            <text:p>79.38 ± 1.32</text:p>
          </table:table-cell>
          <table:table-cell table:style-name="ce3"/>
          <table:table-cell table:style-name="ce3" table:formula="of:=TEXT(AVERAGE([.I23:.I27])*100;&quot;0.00&quot;)&amp;&quot; ± &quot;&amp;TEXT((MAX([.I23:.I27])-MIN([.I23:.I27]))/2*100;&quot;0.00&quot;)" office:value-type="string" office:string-value="4.28 ± 4.11" calcext:value-type="string">
            <text:p>4.28 ± 4.11</text:p>
          </table:table-cell>
          <table:table-cell table:style-name="ce3" table:formula="of:=TEXT(AVERAGE([.J23:.J27])*100;&quot;0.00&quot;)&amp;&quot; ± &quot;&amp;TEXT((MAX([.J23:.J27])-MIN([.J23:.J27]))/2*100;&quot;0.00&quot;)" office:value-type="string" office:string-value="5.69 ± 4.53" calcext:value-type="string">
            <text:p>5.69 ± 4.53</text:p>
          </table:table-cell>
          <table:table-cell table:number-columns-repeated="2"/>
          <table:table-cell table:style-name="ce3" table:formula="of:=TEXT(AVERAGE([.M23:.M27])*100;&quot;0.00&quot;)&amp;&quot; ± &quot;&amp;TEXT((MAX([.M23:.M27])-MIN([.M23:.M27]))/2*100;&quot;0.00&quot;)" office:value-type="string" office:string-value="69.29 ± 2.61" calcext:value-type="string">
            <text:p>69.29 ± 2.61</text:p>
          </table:table-cell>
          <table:table-cell table:style-name="ce3" table:formula="of:=TEXT(AVERAGE([.N23:.N27])*100;&quot;0.00&quot;)&amp;&quot; ± &quot;&amp;TEXT((MAX([.N23:.N27])-MIN([.N23:.N27]))/2*100;&quot;0.00&quot;)" office:value-type="string" office:string-value="70.35 ± 1.73" calcext:value-type="string">
            <text:p>70.35 ± 1.73</text:p>
          </table:table-cell>
          <table:table-cell table:style-name="ce3" table:formula="of:=TEXT(AVERAGE([.O23:.O27])*100;&quot;0.00&quot;)&amp;&quot; ± &quot;&amp;TEXT((MAX([.O23:.O27])-MIN([.O23:.O27]))/2*100;&quot;0.00&quot;)" office:value-type="string" office:string-value="77.36 ± 1.62" calcext:value-type="string">
            <text:p>77.36 ± 1.62</text:p>
          </table:table-cell>
          <table:table-cell table:style-name="ce3" table:formula="of:=TEXT(AVERAGE([.P23:.P27])*100;&quot;0.00&quot;)&amp;&quot; ± &quot;&amp;TEXT((MAX([.P23:.P27])-MIN([.P23:.P27]))/2*100;&quot;0.00&quot;)" office:value-type="string" office:string-value="78.88 ± 1.47" calcext:value-type="string">
            <text:p>78.88 ± 1.47</text:p>
          </table:table-cell>
          <table:table-cell table:style-name="ce3" table:formula="of:=TEXT(AVERAGE([.Q23:.Q27])*100;&quot;0.00&quot;)&amp;&quot; ± &quot;&amp;TEXT((MAX([.Q23:.Q27])-MIN([.Q23:.Q27]))/2*100;&quot;0.00&quot;)" office:value-type="string" office:string-value="78.99 ± 2.66" calcext:value-type="string">
            <text:p>78.99 ± 2.66</text:p>
          </table:table-cell>
          <table:table-cell table:style-name="ce3" table:formula="of:=TEXT(AVERAGE([.R23:.R27])*100;&quot;0.00&quot;)&amp;&quot; ± &quot;&amp;TEXT((MAX([.R23:.R27])-MIN([.R23:.R27]))/2*100;&quot;0.00&quot;)" office:value-type="string" office:string-value="78.84 ± 1.80" calcext:value-type="string">
            <text:p>78.84 ± 1.80</text:p>
          </table:table-cell>
          <table:table-cell table:style-name="ce3"/>
          <table:table-cell table:style-name="ce3" table:formula="of:=TEXT(AVERAGE([.T23:.T27])*100;&quot;0.00&quot;)&amp;&quot; ± &quot;&amp;TEXT((MAX([.T23:.T27])-MIN([.T23:.T27]))/2*100;&quot;0.00&quot;)" office:value-type="string" office:string-value="3.12 ± 3.42" calcext:value-type="string">
            <text:p>3.12 ± 3.42</text:p>
          </table:table-cell>
          <table:table-cell table:style-name="ce3" table:formula="of:=TEXT(AVERAGE([.U23:.U27])*100;&quot;0.00&quot;)&amp;&quot; ± &quot;&amp;TEXT((MAX([.U23:.U27])-MIN([.U23:.U27]))/2*100;&quot;0.00&quot;)" office:value-type="string" office:string-value="4.45 ± 4.06" calcext:value-type="string">
            <text:p>4.45 ± 4.06</text:p>
          </table:table-cell>
          <table:table-cell table:number-columns-repeated="2"/>
          <table:table-cell table:style-name="ce3" table:formula="of:=TEXT(AVERAGE([.X23:.X27])*100; &quot;0.00&quot;) &amp; &quot; ± &quot; &amp; TEXT((MAX([.X23:.X27]) - MIN([.X23:.X27]))/2*100; &quot;0.00&quot;)" office:value-type="string" office:string-value="54.15 ± 1.49" calcext:value-type="string">
            <text:p>54.15 ± 1.49</text:p>
          </table:table-cell>
          <table:table-cell table:style-name="ce3" table:formula="of:=TEXT(AVERAGE([.Y23:.Y27])*100; &quot;0.00&quot;) &amp; &quot; ± &quot; &amp; TEXT((MAX([.Y23:.Y27]) - MIN([.Y23:.Y27]))/2*100; &quot;0.00&quot;)" office:value-type="string" office:string-value="54.87 ± 2.17" calcext:value-type="string">
            <text:p>54.87 ± 2.17</text:p>
          </table:table-cell>
          <table:table-cell table:style-name="ce3" table:formula="of:=TEXT(AVERAGE([.Z23:.Z27])*100; &quot;0.00&quot;) &amp; &quot; ± &quot; &amp; TEXT((MAX([.Z23:.Z27]) - MIN([.Z23:.Z27]))/2*100; &quot;0.00&quot;)" office:value-type="string" office:string-value="55.59 ± 12.68" calcext:value-type="string">
            <text:p>55.59 ± 12.68</text:p>
          </table:table-cell>
          <table:table-cell table:style-name="ce3" table:formula="of:=TEXT(AVERAGE([.AA23:.AA27])*100; &quot;0.00&quot;) &amp; &quot; ± &quot; &amp; TEXT((MAX([.AA23:.AA27]) - MIN([.AA23:.AA27]))/2*100; &quot;0.00&quot;)" office:value-type="string" office:string-value="58.05 ± 13.60" calcext:value-type="string">
            <text:p>58.05 ± 13.60</text:p>
          </table:table-cell>
          <table:table-cell table:style-name="ce3" table:formula="of:=TEXT(AVERAGE([.AB23:.AB27])*100; &quot;0.00&quot;) &amp; &quot; ± &quot; &amp; TEXT((MAX([.AB23:.AB27]) - MIN([.AB23:.AB27]))/2*100; &quot;0.00&quot;)" office:value-type="string" office:string-value="58.68 ± 16.52" calcext:value-type="string">
            <text:p>58.68 ± 16.52</text:p>
          </table:table-cell>
          <table:table-cell table:style-name="ce3" table:formula="of:=TEXT(AVERAGE([.AC23:.AC27])*100; &quot;0.00&quot;) &amp; &quot; ± &quot; &amp; TEXT((MAX([.AC23:.AC27]) - MIN([.AC23:.AC27]))/2*100; &quot;0.00&quot;)" office:value-type="string" office:string-value="57.85 ± 10.41" calcext:value-type="string">
            <text:p>57.85 ± 10.41</text:p>
          </table:table-cell>
          <table:table-cell table:style-name="ce3"/>
          <table:table-cell table:style-name="ce3" table:formula="of:=TEXT(AVERAGE([.AE23:.AE27])*100; &quot;0.00&quot;) &amp; &quot; ± &quot; &amp; TEXT((MAX([.AE23:.AE27]) - MIN([.AE23:.AE27]))/2*100; &quot;0.00&quot;)" office:value-type="string" office:string-value="1.29 ± 1.87" calcext:value-type="string">
            <text:p>1.29 ± 1.87</text:p>
          </table:table-cell>
          <table:table-cell table:style-name="ce3" table:formula="of:=TEXT(AVERAGE([.AF23:.AF27])*100; &quot;0.00&quot;) &amp; &quot; ± &quot; &amp; TEXT((MAX([.AF23:.AF27]) - MIN([.AF23:.AF27]))/2*100; &quot;0.00&quot;)" office:value-type="string" office:string-value="2.17 ± 3.57" calcext:value-type="string">
            <text:p>2.17 ± 3.57</text:p>
          </table:table-cell>
          <table:table-cell table:number-columns-repeated="992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3" table:number-columns-repeated="9"/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6:16:15.083418327</meta:creation-date>
    <dc:date>2024-06-25T17:34:35.083199882</dc:date>
    <meta:editing-duration>PT1H35M30S</meta:editing-duration>
    <meta:editing-cycles>9</meta:editing-cycles>
    <meta:generator>LibreOffice/7.3.7.2$Linux_X86_64 LibreOffice_project/30$Build-2</meta:generator>
    <meta:document-statistic meta:table-count="1" meta:cell-count="827" meta:object-count="0"/>
  </office:meta>
</office:document-meta>
</file>